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48.08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2.63mm"/>
    </style:style>
    <style:style style:name="co6" style:family="table-column">
      <style:table-column-properties fo:break-before="auto" style:column-width="16.47mm"/>
    </style:style>
    <style:style style:name="co7" style:family="table-column">
      <style:table-column-properties fo:break-before="auto" style:column-width="19.84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22.08mm"/>
    </style:style>
    <style:style style:name="co10" style:family="table-column">
      <style:table-column-properties fo:break-before="auto" style:column-width="38.01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8.17mm"/>
    </style:style>
    <style:style style:name="co13" style:family="table-column">
      <style:table-column-properties fo:break-before="auto" style:column-width="26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24.31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31.87mm"/>
    </style:style>
    <style:style style:name="co19" style:family="table-column">
      <style:table-column-properties fo:break-before="auto" style:column-width="34.31mm"/>
    </style:style>
    <style:style style:name="co20" style:family="table-column">
      <style:table-column-properties fo:break-before="auto" style:column-width="32.14mm"/>
    </style:style>
    <style:style style:name="co21" style:family="table-column">
      <style:table-column-properties fo:break-before="auto" style:column-width="28.22mm"/>
    </style:style>
    <style:style style:name="co22" style:family="table-column">
      <style:table-column-properties fo:break-before="auto" style:column-width="33.27mm"/>
    </style:style>
    <style:style style:name="co23" style:family="table-column">
      <style:table-column-properties fo:break-before="auto" style:column-width="23.48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21.8mm"/>
    </style:style>
    <style:style style:name="co26" style:family="table-column">
      <style:table-column-properties fo:break-before="auto" style:column-width="11.73mm"/>
    </style:style>
    <style:style style:name="co27" style:family="table-column">
      <style:table-column-properties fo:break-before="auto" style:column-width="29.63mm"/>
    </style:style>
    <style:style style:name="co28" style:family="table-column">
      <style:table-column-properties fo:break-before="auto" style:column-width="12.56mm"/>
    </style:style>
    <style:style style:name="co29" style:family="table-column">
      <style:table-column-properties fo:break-before="auto" style:column-width="28.93mm"/>
    </style:style>
    <style:style style:name="co30" style:family="table-column">
      <style:table-column-properties fo:break-before="auto" style:column-width="32.42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29.07mm"/>
    </style:style>
    <style:style style:name="co33" style:family="table-column">
      <style:table-column-properties fo:break-before="auto" style:column-width="29.6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25.14mm" fo:break-before="auto" style:use-optimal-row-height="tru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2.96mm" fo:break-before="auto" style:use-optimal-row-height="false"/>
    </style:style>
    <style:style style:name="ta1" style:family="table" style:master-page-name="PageStyle_5f_JEŻELI1">
      <style:table-properties table:display="true" style:writing-mode="lr-tb"/>
    </style:style>
    <style:style style:name="ta2" style:family="table" style:master-page-name="PageStyle_5f_JEŻELI2">
      <style:table-properties table:display="true" style:writing-mode="lr-tb"/>
    </style:style>
    <style:style style:name="ta3" style:family="table" style:master-page-name="PageStyle_5f_JEŻELI3">
      <style:table-properties table:display="true" style:writing-mode="lr-tb"/>
    </style:style>
    <style:style style:name="ta4" style:family="table" style:master-page-name="PageStyle_5f_JEŻELI4">
      <style:table-properties table:display="true" style:writing-mode="lr-tb"/>
    </style:style>
    <style:style style:name="ta5" style:family="table" style:master-page-name="PageStyle_5f_JEŻELI5">
      <style:table-properties table:display="true" style:writing-mode="lr-tb"/>
    </style:style>
    <style:style style:name="ta6" style:family="table" style:master-page-name="PageStyle_5f_JEŻELI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ff" style:diagonal-bl-tr="0.74pt solid #1a1a1a" style:diagonal-tl-br="0.74pt solid #1a1a1a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5" style:family="table-cell" style:parent-style-name="Default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" style:family="table-cell" style:parent-style-name="Excel_5f_BuiltIn_5f_Currency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4" style:family="table-cell" style:parent-style-name="Excel_5f_BuiltIn_5f_Percent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5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style:diagonal-bl-tr="none" style:diagonal-tl-br="none" fo:border="0.74pt solid #1a1a1a" fo:padding="0.71mm" style:rotation-align="none"/>
    </style:style>
    <style:style style:name="ce23" style:family="table-cell" style:parent-style-name="Excel_5f_BuiltIn_5f_Currency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 style:data-style-name="N104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fo:border-bottom="2.49pt double-thin #1a1a1a" style:border-line-width-bottom="0.18mm 0.53mm 0.18mm" fo:background-color="#ffffff" style:diagonal-bl-tr="none" style:diagonal-tl-br="none" fo:border-left="2.49pt double-thin #1a1a1a" style:border-line-width-left="0.18mm 0.53mm 0.18mm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0" style:family="table-cell" style:parent-style-name="Default" style:data-style-name="N104">
      <style:table-cell-properties fo:border-bottom="2.49pt double-thin #1a1a1a" style:border-line-width-bottom="0.18mm 0.53mm 0.18mm" fo:background-color="#ffffff" style:diagonal-bl-tr="none" style:diagonal-tl-br="none" fo:border-left="0.74pt solid #1a1a1a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6" style:family="table-cell" style:parent-style-name="Default" style:data-style-name="N104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 style:data-style-name="N104">
      <style:table-cell-properties fo:border-bottom="0.74pt solid #1a1a1a" fo:background-color="#99ccff" style:diagonal-bl-tr="none" style:diagonal-tl-br="none" fo:border-left="0.74pt solid #1a1a1a" fo:padding="0.71mm" fo:border-right="2.49pt double-thin #1a1a1a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 style:data-style-name="N104">
      <style:table-cell-properties fo:border-bottom="2.49pt double-thin #1a1a1a" style:border-line-width-bottom="0.18mm 0.53mm 0.18mm" fo:background-color="#99ccff" style:diagonal-bl-tr="none" style:diagonal-tl-br="none" fo:border-left="0.74pt solid #1a1a1a" fo:padding="0.71mm" fo:border-right="2.49pt double-thin #1a1a1a" style:border-line-width-right="0.18mm 0.53mm 0.18mm" style:rotation-align="none" fo:border-top="0.74pt solid #1a1a1a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0" style:family="table-cell" style:parent-style-name="Default" style:data-style-name="N104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fo:border-bottom="2.49pt double-thin #1a1a1a" style:border-line-width-bottom="0.18mm 0.53mm 0.18mm" fo:background-color="#ffffff" style:diagonal-bl-tr="none" style:diagonal-tl-br="none" fo:border-left="0.74pt solid #1a1a1a" fo:padding="0.71mm" fo:border-right="2.49pt double-thin #1a1a1a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2" style:family="table-cell" style:parent-style-name="Default" style:data-style-name="N3"/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4" style:family="table-cell" style:parent-style-name="Excel_5f_BuiltIn_5f_Currency" style:data-style-name="N11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 style:data-style-name="N104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9" style:family="table-cell" style:parent-style-name="Default" style:data-style-name="N10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Heading_5f_Jezeli" style:data-style-name="N0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4" style:family="table-cell" style:parent-style-name="Heading_5f_Jezeli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5" style:family="table-cell" style:parent-style-name="Default" style:data-style-name="N36">
      <style:table-cell-properties style:diagonal-bl-tr="none" style:diagonal-tl-br="none" fo:border="0.74pt solid #000000" fo:padding="0.71mm" style:rotation-align="none"/>
    </style:style>
    <style:style style:name="ce66" style:family="table-cell" style:parent-style-name="Excel_5f_BuiltIn_5f_Currency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Excel_5f_BuiltIn_5f_Currency" style:data-style-name="N11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8" style:family="table-cell" style:parent-style-name="Excel_5f_BuiltIn_5f_Currency" style:data-style-name="N120">
      <style:table-cell-properties style:glyph-orientation-vertical="0" fo:border-bottom="0.74pt solid #1a1a1a" style:cell-protect="protected" style:print-content="true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9" style:family="table-cell" style:parent-style-name="Excel_5f_BuiltIn_5f_Currency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1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2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Heading_5f_Jezeli" style:data-style-name="N3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5" style:family="table-cell" style:parent-style-name="Default" style:data-style-name="N3">
      <style:table-cell-properties fo:border-bottom="0.74pt solid #1a1a1a" style:diagonal-bl-tr="none" style:diagonal-tl-br="none" fo:border-left="0.74pt solid #1a1a1a" fo:padding="0.71mm" fo:border-right="0.74pt solid #1a1a1a" style:rotation-align="none" fo:border-top="none"/>
    </style:style>
    <style:style style:name="ce7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7" style:family="table-cell" style:parent-style-name="Default" style:data-style-name="N3">
      <style:table-cell-properties fo:border-bottom="0.74pt solid #1a1a1a" fo:background-color="#ffff99" style:diagonal-bl-tr="none" style:diagonal-tl-br="none" fo:border-left="0.74pt solid #1a1a1a" fo:padding="0.71mm" fo:border-right="0.74pt solid #1a1a1a" style:rotation-align="none" fo:border-top="none"/>
    </style:style>
    <style:style style:name="ce78" style:family="table-cell" style:parent-style-name="Default" style:data-style-name="N107">
      <style:table-cell-properties fo:padding="0.71mm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0" style:family="table-cell" style:parent-style-name="Default" style:data-style-name="N104">
      <style:table-cell-properties fo:background-color="#99ccff" style:diagonal-bl-tr="none" style:diagonal-tl-br="none" fo:border="0.74pt solid #1a1a1a" fo:padding="0.71mm" style:rotation-align="non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2" style:family="table-cell" style:parent-style-name="Default" style:data-style-name="N104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8.73mm" fo:min-width="58.67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7.51mm" fo:min-width="91.9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1.97mm" fo:min-width="69.5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8.74mm" fo:min-width="50.88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2.62mm" fo:min-width="55.86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26.55mm" fo:min-width="46.63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4.03mm" fo:min-width="197.58mm" fo:padding-top="0.56mm" fo:padding-bottom="0.56mm" fo:padding-left="0.56mm" fo:padding-right="0.56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EŻELI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wysokość </text:p>
            <text:p>ewentualnej nagrody</text:p>
          </table:table-cell>
          <table:table-cell table:style-name="ce8" office:value-type="string" calcext:value-type="string">
            <text:p>średnia </text:p>
            <text:p>ocen</text:p>
          </table:table-cell>
          <table:table-cell>
            <draw:custom-shape table:end-cell-address="JEŻELI1.H10" table:end-x="16.45mm" table:end-y="0.75mm" draw:z-index="0" draw:name="Prostokąt 1" draw:style-name="gr1" draw:text-style-name="P2" svg:width="66.19mm" svg:height="46.25mm" svg:x="7.1mm" svg:y="1.07mm">
              <text:p text:style-name="P1"><text:span text:style-name="T1">chcemy, aby przy każdym studencie spełniającym <text:s/>warunek: <text:s/></text:span></text:p>
              <text:p text:style-name="P1"><text:span text:style-name="T1"><text:s/></text:span><text:span text:style-name="T1">średnia <text:s/>&gt;= 4,25 </text:span></text:p>
              <text:p text:style-name="P1"><text:span text:style-name="T1">pojawiła się w kolumnie C wartość 300 zł., a przy pozostałych 0</text:span></text:p>
              <draw:enhanced-geometry svg:viewBox="0 0 21600 21600" draw:path-stretchpoint-x="10800" draw:path-stretchpoint-y="10800" draw:text-areas="?f3 ?f4 ?f5 ?f6" draw:type="round-rectangle" draw:modifiers="510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student 1</text:p>
          </table:table-cell>
          <table:table-cell table:style-name="ce5" table:formula="of:=IF([.D3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2.35" calcext:value-type="float">
            <text:p>2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2</text:p>
          </table:table-cell>
          <table:table-cell table:style-name="ce5" table:formula="of:=IF([.D4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3.9" calcext:value-type="float">
            <text:p>3,9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3</text:p>
          </table:table-cell>
          <table:table-cell table:style-name="ce5" table:formula="of:=IF([.D5]&gt;=4.25;&quot;300 zł&quot;;&quot;0 zł&quot;)" office:value-type="string" office:string-value="300 zł" calcext:value-type="string">
            <text:p>300 zł</text:p>
          </table:table-cell>
          <table:table-cell table:style-name="ce9" office:value-type="float" office:value="4.35" calcext:value-type="float">
            <text:p>4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4</text:p>
          </table:table-cell>
          <table:table-cell table:style-name="ce5" table:formula="of:=IF([.D6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3.55" calcext:value-type="float">
            <text:p>3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5</text:p>
          </table:table-cell>
          <table:table-cell table:style-name="ce5" table:formula="of:=IF([.D7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6</text:p>
          </table:table-cell>
          <table:table-cell table:style-name="ce5" table:formula="of:=IF([.D8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7</text:p>
          </table:table-cell>
          <table:table-cell table:style-name="ce5" table:formula="of:=IF([.D9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3.95" calcext:value-type="float">
            <text:p>3,9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8</text:p>
          </table:table-cell>
          <table:table-cell table:style-name="ce5" table:formula="of:=IF([.D10]&gt;=4.25;&quot;300 zł&quot;;&quot;0 zł&quot;)" office:value-type="string" office:string-value="300 zł" calcext:value-type="string">
            <text:p>300 zł</text:p>
          </table:table-cell>
          <table:table-cell table:style-name="ce9" office:value-type="float" office:value="4.75" calcext:value-type="float">
            <text:p>4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9</text:p>
          </table:table-cell>
          <table:table-cell table:style-name="ce5" table:formula="of:=IF([.D11]&gt;=4.25;&quot;300 zł&quot;;&quot;0 zł&quot;)" office:value-type="string" office:string-value="300 zł" calcext:value-type="string">
            <text:p>300 zł</text:p>
          </table:table-cell>
          <table:table-cell table:style-name="ce9" office:value-type="float" office:value="4.89" calcext:value-type="float">
            <text:p>4,8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0</text:p>
          </table:table-cell>
          <table:table-cell table:style-name="ce5" table:formula="of:=IF([.D12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3.65" calcext:value-type="float">
            <text:p>3,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1</text:p>
          </table:table-cell>
          <table:table-cell table:style-name="ce5" table:formula="of:=IF([.D13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2</text:p>
          </table:table-cell>
          <table:table-cell table:style-name="ce5" table:formula="of:=IF([.D14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3</text:p>
          </table:table-cell>
          <table:table-cell table:style-name="ce5" table:formula="of:=IF([.D15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4</text:p>
          </table:table-cell>
          <table:table-cell table:style-name="ce5" table:formula="of:=IF([.D16]&gt;=4.25;&quot;300 zł&quot;;&quot;0 zł&quot;)" office:value-type="string" office:string-value="0 zł" calcext:value-type="string">
            <text:p>0 zł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5</text:p>
          </table:table-cell>
          <table:table-cell table:style-name="ce5" table:formula="of:=IF([.D17]&gt;=4.25;&quot;300 zł&quot;;&quot;0 zł&quot;)" office:value-type="string" office:string-value="300 zł" calcext:value-type="string">
            <text:p>300 zł</text:p>
          </table:table-cell>
          <table:table-cell table:style-name="ce9" office:value-type="float" office:value="4.25" calcext:value-type="float">
            <text:p>4,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2"/>
          <table:table-cell table:style-name="ce6" office:value-type="string" calcext:value-type="string">
            <text:p>Miejsce zajęte w olimpiadzie</text:p>
          </table:table-cell>
          <table:table-cell table:style-name="ce6" office:value-type="string" calcext:value-type="string">
            <text:p>Wstęp na studia bez egzaminu</text:p>
          </table:table-cell>
          <table:table-cell>
            <draw:custom-shape table:end-cell-address="JEŻELI1.J24" table:end-x="13.87mm" table:end-y="2.87mm" draw:z-index="1" draw:name="Tekst 1" draw:style-name="gr2" draw:text-style-name="P2" svg:width="97.2mm" svg:height="42.79mm" svg:x="8.96mm" svg:y="-7.35mm">
              <text:p text:style-name="P1"><text:span text:style-name="T2">Uczniowie, którzy brali udział w olimpiadzie matematycznej na poziomie województw i zajęli jedno z trzech pierwszych miejsc mają możliwość otrzymania indeksu bez egzaminu wstępnego.</text:span></text:p>
              <text:p text:style-name="P1"><text:span text:style-name="T2">W kolumnie Wstęp na studia bez egzaminu chciałbyś wyświetlić informację TAK dla uczniów, którzy spełniają zadany warunek, NIE dla uczniów, którzy go nie spełniają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uczeń 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21]&lt;4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2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IF([.C22]&lt;4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IF([.C23]&lt;4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24]&lt;4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5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IF([.C25]&lt;4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6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IF([.C26]&lt;4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7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27]&lt;4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8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IF([.C28]&lt;4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9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29]&lt;4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0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IF([.C30]&lt;4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31]&lt;4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2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IF([.C32]&lt;4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IF([.C33]&lt;4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4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IF([.C34]&lt;4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5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35]&lt;4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2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5">
          <table:table-cell table:style-name="ce11"/>
          <table:table-cell table:style-name="ce2"/>
          <table:table-cell table:style-name="ce12" office:value-type="string" calcext:value-type="string">
            <text:p>Wartość </text:p>
            <text:p>zakupu</text:p>
          </table:table-cell>
          <table:table-cell table:style-name="ce12" office:value-type="string" calcext:value-type="string">
            <text:p>Stawka </text:p>
            <text:p>rabatu</text:p>
          </table:table-cell>
          <table:table-cell table:style-name="ce12" office:value-type="string" calcext:value-type="string">
            <text:p>Kwota </text:p>
            <text:p>rabatu</text:p>
          </table:table-cell>
          <table:table-cell table:style-name="ce11">
            <draw:custom-shape table:end-cell-address="JEŻELI2.K8" table:end-x="2.24mm" table:end-y="4.99mm" draw:z-index="0" draw:name="Tekst 1" draw:style-name="gr3" draw:text-style-name="P2" svg:width="74.25mm" svg:height="36.67mm" svg:x="16.63mm" svg:y="2.93mm">
              <text:p text:style-name="P1"><text:span text:style-name="T3">Sprzedawca przyznaje rabat w wysokości 5% wartości zakupów klientom, robiącym zakupy o wartości &gt;=1000 zł. Chcesz obliczyć stawkę i kwotę rabatu dla poszczególnych klientów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018"/>
        </table:table-row>
        <table:table-row table:style-name="ro3">
          <table:table-cell table:style-name="ce11"/>
          <table:table-cell table:style-name="ce3" office:value-type="string" calcext:value-type="string">
            <text:p>klient 1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 table:formula="of:=IF([.C3]&gt;=1000;&quot;5%&quot;;&quot;0%&quot;)" office:value-type="string" office:string-value="0%" calcext:value-type="string">
            <text:p>0%</text:p>
          </table:table-cell>
          <table:table-cell table:style-name="ce15" table:formula="of:=[.C3]*[.D3]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2</text:p>
          </table:table-cell>
          <table:table-cell table:style-name="ce13" office:value-type="float" office:value="1100" calcext:value-type="float">
            <text:p><text:s/>1 100,00 zł </text:p>
          </table:table-cell>
          <table:table-cell table:style-name="ce14" table:formula="of:=IF([.C4]&gt;=1000;&quot;5%&quot;;&quot;0%&quot;)" office:value-type="string" office:string-value="5%" calcext:value-type="string">
            <text:p>5%</text:p>
          </table:table-cell>
          <table:table-cell table:style-name="ce15" table:formula="of:=[.C4]*[.D4]" office:value-type="float" office:value="55" calcext:value-type="float">
            <text:p><text:s/>55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3</text:p>
          </table:table-cell>
          <table:table-cell table:style-name="ce13" office:value-type="float" office:value="500" calcext:value-type="float">
            <text:p><text:s/>500,00 zł </text:p>
          </table:table-cell>
          <table:table-cell table:style-name="ce14" table:formula="of:=IF([.C5]&gt;=1000;&quot;5%&quot;;&quot;0%&quot;)" office:value-type="string" office:string-value="0%" calcext:value-type="string">
            <text:p>0%</text:p>
          </table:table-cell>
          <table:table-cell table:style-name="ce15" table:formula="of:=[.C5]*[.D5]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4</text:p>
          </table:table-cell>
          <table:table-cell table:style-name="ce13" office:value-type="float" office:value="3500" calcext:value-type="float">
            <text:p><text:s/>3 500,00 zł </text:p>
          </table:table-cell>
          <table:table-cell table:style-name="ce14" table:formula="of:=IF([.C6]&gt;=1000;&quot;5%&quot;;&quot;0%&quot;)" office:value-type="string" office:string-value="5%" calcext:value-type="string">
            <text:p>5%</text:p>
          </table:table-cell>
          <table:table-cell table:style-name="ce15" table:formula="of:=[.C6]*[.D6]" office:value-type="float" office:value="175" calcext:value-type="float">
            <text:p><text:s/>175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5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 table:formula="of:=IF([.C7]&gt;=1000;&quot;5%&quot;;&quot;0%&quot;)" office:value-type="string" office:string-value="5%" calcext:value-type="string">
            <text:p>5%</text:p>
          </table:table-cell>
          <table:table-cell table:style-name="ce15" table:formula="of:=[.C7]*[.D7]" office:value-type="float" office:value="100" calcext:value-type="float">
            <text:p><text:s/>100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6</text:p>
          </table:table-cell>
          <table:table-cell table:style-name="ce13" office:value-type="float" office:value="700" calcext:value-type="float">
            <text:p><text:s/>700,00 zł </text:p>
          </table:table-cell>
          <table:table-cell table:style-name="ce14" table:formula="of:=IF([.C8]&gt;=1000;&quot;5%&quot;;&quot;0%&quot;)" office:value-type="string" office:string-value="0%" calcext:value-type="string">
            <text:p>0%</text:p>
          </table:table-cell>
          <table:table-cell table:style-name="ce15" table:formula="of:=[.C8]*[.D8]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7</text:p>
          </table:table-cell>
          <table:table-cell table:style-name="ce13" office:value-type="float" office:value="1000" calcext:value-type="float">
            <text:p><text:s/>1 000,00 zł </text:p>
          </table:table-cell>
          <table:table-cell table:style-name="ce14" table:formula="of:=IF([.C9]&gt;=1000;&quot;5%&quot;;&quot;0%&quot;)" office:value-type="string" office:string-value="5%" calcext:value-type="string">
            <text:p>5%</text:p>
          </table:table-cell>
          <table:table-cell table:style-name="ce15" table:formula="of:=[.C9]*[.D9]" office:value-type="float" office:value="50" calcext:value-type="float">
            <text:p><text:s/>50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8</text:p>
          </table:table-cell>
          <table:table-cell table:style-name="ce13" office:value-type="float" office:value="150" calcext:value-type="float">
            <text:p><text:s/>150,00 zł </text:p>
          </table:table-cell>
          <table:table-cell table:style-name="ce14" table:formula="of:=IF([.C10]&gt;=1000;&quot;5%&quot;;&quot;0%&quot;)" office:value-type="string" office:string-value="0%" calcext:value-type="string">
            <text:p>0%</text:p>
          </table:table-cell>
          <table:table-cell table:style-name="ce15" table:formula="of:=[.C10]*[.D10]" office:value-type="float" office:value="0" calcext:value-type="float">
            <text:p><text:s/>- <text:s text:c="2"/>zł </text:p>
          </table:table-cell>
          <table:table-cell table:style-name="ce11"/>
          <table:table-cell table:style-name="ce1"/>
          <table:table-cell table:style-name="ce11" table:number-columns-repeated="1017"/>
        </table:table-row>
        <table:table-row table:style-name="ro3">
          <table:table-cell/>
          <table:table-cell table:style-name="ce3" office:value-type="string" calcext:value-type="string">
            <text:p>klient 9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 table:formula="of:=IF([.C11]&gt;=1000;&quot;5%&quot;;&quot;0%&quot;)" office:value-type="string" office:string-value="5%" calcext:value-type="string">
            <text:p>5%</text:p>
          </table:table-cell>
          <table:table-cell table:style-name="ce15" table:formula="of:=[.C11]*[.D11]" office:value-type="float" office:value="100" calcext:value-type="float">
            <text:p><text:s/>100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0</text:p>
          </table:table-cell>
          <table:table-cell table:style-name="ce13" office:value-type="float" office:value="1265" calcext:value-type="float">
            <text:p><text:s/>1 265,00 zł </text:p>
          </table:table-cell>
          <table:table-cell table:style-name="ce14" table:formula="of:=IF([.C12]&gt;=1000;&quot;5%&quot;;&quot;0%&quot;)" office:value-type="string" office:string-value="5%" calcext:value-type="string">
            <text:p>5%</text:p>
          </table:table-cell>
          <table:table-cell table:style-name="ce15" table:formula="of:=[.C12]*[.D12]" office:value-type="float" office:value="63.25" calcext:value-type="float">
            <text:p><text:s/>63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1</text:p>
          </table:table-cell>
          <table:table-cell table:style-name="ce13" office:value-type="float" office:value="890" calcext:value-type="float">
            <text:p><text:s/>890,00 zł </text:p>
          </table:table-cell>
          <table:table-cell table:style-name="ce14" table:formula="of:=IF([.C13]&gt;=1000;&quot;5%&quot;;&quot;0%&quot;)" office:value-type="string" office:string-value="0%" calcext:value-type="string">
            <text:p>0%</text:p>
          </table:table-cell>
          <table:table-cell table:style-name="ce15" table:formula="of:=[.C13]*[.D13]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2</text:p>
          </table:table-cell>
          <table:table-cell table:style-name="ce13" office:value-type="float" office:value="985" calcext:value-type="float">
            <text:p><text:s/>985,00 zł </text:p>
          </table:table-cell>
          <table:table-cell table:style-name="ce14" table:formula="of:=IF([.C14]&gt;=1000;&quot;5%&quot;;&quot;0%&quot;)" office:value-type="string" office:string-value="0%" calcext:value-type="string">
            <text:p>0%</text:p>
          </table:table-cell>
          <table:table-cell table:style-name="ce15" table:formula="of:=[.C14]*[.D14]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3</text:p>
          </table:table-cell>
          <table:table-cell table:style-name="ce13" office:value-type="float" office:value="1256" calcext:value-type="float">
            <text:p><text:s/>1 256,00 zł </text:p>
          </table:table-cell>
          <table:table-cell table:style-name="ce14" table:formula="of:=IF([.C15]&gt;=1000;&quot;5%&quot;;&quot;0%&quot;)" office:value-type="string" office:string-value="5%" calcext:value-type="string">
            <text:p>5%</text:p>
          </table:table-cell>
          <table:table-cell table:style-name="ce15" table:formula="of:=[.C15]*[.D15]" office:value-type="float" office:value="62.8" calcext:value-type="float">
            <text:p><text:s/>63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4</text:p>
          </table:table-cell>
          <table:table-cell table:style-name="ce13" office:value-type="float" office:value="8000" calcext:value-type="float">
            <text:p><text:s/>8 000,00 zł </text:p>
          </table:table-cell>
          <table:table-cell table:style-name="ce14" table:formula="of:=IF([.C16]&gt;=1000;&quot;5%&quot;;&quot;0%&quot;)" office:value-type="string" office:string-value="5%" calcext:value-type="string">
            <text:p>5%</text:p>
          </table:table-cell>
          <table:table-cell table:style-name="ce15" table:formula="of:=[.C16]*[.D16]" office:value-type="float" office:value="400" calcext:value-type="float">
            <text:p><text:s/>400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5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 table:formula="of:=IF([.C17]&gt;=1000;&quot;5%&quot;;&quot;0%&quot;)" office:value-type="string" office:string-value="0%" calcext:value-type="string">
            <text:p>0%</text:p>
          </table:table-cell>
          <table:table-cell table:style-name="ce15" table:formula="of:=[.C17]*[.D17]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3" table:style-name="ta3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Default"/>
        <table:table-column table:style-name="co15" table:default-cell-style-name="ce1"/>
        <table:table-column table:style-name="co1" table:number-columns-repeated="1017" table:default-cell-style-name="Default"/>
        <table:table-row table:style-name="ro1">
          <table:table-cell table:number-columns-repeated="5"/>
          <table:table-cell>
            <draw:custom-shape table:end-cell-address="JEŻELI3.I5" table:end-x="15.83mm" table:end-y="1.84mm" draw:z-index="0" draw:name="Auto kształt 1" draw:style-name="gr4" draw:text-style-name="P4" svg:width="56.15mm" svg:height="21.44mm" svg:x="16.09mm" svg:y="4.23mm">
              <text:p text:style-name="P3"><text:span text:style-name="T4">Oblicz wartość wyszczególnionych towarów w złotówkach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 table:style-name="ce16" office:value-type="string" calcext:value-type="string">
            <text:p>nazwa modelu</text:p>
          </table:table-cell>
          <table:table-cell table:style-name="ce18" office:value-type="string" calcext:value-type="string">
            <text:p>Model</text:p>
          </table:table-cell>
          <table:table-cell table:style-name="ce19" office:value-type="string" calcext:value-type="string">
            <text:p>Waluta</text:p>
          </table:table-cell>
          <table:table-cell table:style-name="ce19" office:value-type="string" calcext:value-type="string">
            <text:p>Cena 1 szt. w walucie obcej</text:p>
          </table:table-cell>
          <table:table-cell table:style-name="ce19" office:value-type="string" calcext:value-type="string">
            <text:p>Cena 1 szt. w zł</text:p>
          </table:table-cell>
          <table:table-cell table:style-name="ce24"/>
          <table:table-cell table:number-columns-repeated="1018"/>
        </table:table-row>
        <table:table-row table:style-name="ro7">
          <table:table-cell table:style-name="ce17" office:value-type="string" calcext:value-type="string">
            <text:p>LADOWARKA</text:p>
          </table:table-cell>
          <table:table-cell table:style-name="ce17" office:value-type="string" calcext:value-type="string">
            <text:p>AA-90E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00" calcext:value-type="float">
            <text:p>200</text:p>
          </table:table-cell>
          <table:table-cell table:style-name="ce23" table:formula="of:=IF([.C3]=&quot;DEM&quot;;[.D3]*[.H$7];[.D3]*[.H$8])" office:value-type="float" office:value="426" calcext:value-type="float">
            <text:p><text:s/>426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D-DT21EE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500" calcext:value-type="float">
            <text:p>2500</text:p>
          </table:table-cell>
          <table:table-cell table:style-name="ce23" table:formula="of:=IF([.C4]=&quot;DEM&quot;;[.D4]*[.H$7];[.D4]*[.H$8])" office:value-type="float" office:value="5325" calcext:value-type="float">
            <text:p><text:s/>5 325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GRAMOFON</text:p>
          </table:table-cell>
          <table:table-cell table:style-name="ce17" office:value-type="string" calcext:value-type="string">
            <text:p>AL-F350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" calcext:value-type="float">
            <text:p>4500</text:p>
          </table:table-cell>
          <table:table-cell table:style-name="ce23" table:formula="of:=IF([.C5]=&quot;DEM&quot;;[.D5]*[.H$7];[.D5]*[.H$8])" office:value-type="float" office:value="9585" calcext:value-type="float">
            <text:p><text:s/>9 585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V-14JT5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2530" calcext:value-type="float">
            <text:p>2530</text:p>
          </table:table-cell>
          <table:table-cell table:style-name="ce23" table:formula="of:=IF([.C6]=&quot;DEM&quot;;[.D6]*[.H$7];[.D6]*[.H$8])" office:value-type="float" office:value="10499.5" calcext:value-type="float">
            <text:p><text:s/>10 499,50 zł </text:p>
          </table:table-cell>
          <table:table-cell table:style-name="ce11"/>
          <table:table-cell table:style-name="ce25" office:value-type="string" calcext:value-type="string" table:number-columns-spanned="2" table:number-rows-spanned="1">
            <text:p>Kursy walut</text:p>
          </table:table-cell>
          <table:covered-table-cell table:style-name="ce25"/>
          <table:table-cell table:number-columns-repeated="1016"/>
        </table:table-row>
        <table:table-row table:style-name="ro7">
          <table:table-cell table:style-name="ce17" office:value-type="string" calcext:value-type="string">
            <text:p>WZMACNIACZ</text:p>
          </table:table-cell>
          <table:table-cell table:style-name="ce17" office:value-type="string" calcext:value-type="string">
            <text:p>AX-A442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830" calcext:value-type="float">
            <text:p>830</text:p>
          </table:table-cell>
          <table:table-cell table:style-name="ce23" table:formula="of:=IF([.C7]=&quot;DEM&quot;;[.D7]*[.H$7];[.D7]*[.H$8])" office:value-type="float" office:value="1767.9" calcext:value-type="float">
            <text:p><text:s/>1 767,90 zł </text:p>
          </table:table-cell>
          <table:table-cell table:style-name="ce11"/>
          <table:table-cell table:style-name="ce26" office:value-type="string" calcext:value-type="string">
            <text:p>DEM</text:p>
          </table:table-cell>
          <table:table-cell table:style-name="ce27" office:value-type="float" office:value="2.13" calcext:value-type="float">
            <text:p><text:s/>2,13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MINI HIFI</text:p>
          </table:table-cell>
          <table:table-cell table:style-name="ce17" office:value-type="string" calcext:value-type="string">
            <text:p>CA-C22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0" calcext:value-type="float">
            <text:p>45000</text:p>
          </table:table-cell>
          <table:table-cell table:style-name="ce23" table:formula="of:=IF([.C8]=&quot;DEM&quot;;[.D8]*[.H$7];[.D8]*[.H$8])" office:value-type="float" office:value="95850" calcext:value-type="float">
            <text:p><text:s/>95 850,00 zł </text:p>
          </table:table-cell>
          <table:table-cell table:style-name="ce11"/>
          <table:table-cell table:style-name="ce26" office:value-type="string" calcext:value-type="string">
            <text:p>USD</text:p>
          </table:table-cell>
          <table:table-cell table:style-name="ce27" office:value-type="float" office:value="4.15" calcext:value-type="float">
            <text:p><text:s/>4,15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ZMIENIACZ CD</text:p>
          </table:table-cell>
          <table:table-cell table:style-name="ce17" office:value-type="string" calcext:value-type="string">
            <text:p>CH-X100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1200" calcext:value-type="float">
            <text:p>1200</text:p>
          </table:table-cell>
          <table:table-cell table:style-name="ce23" table:formula="of:=IF([.C9]=&quot;DEM&quot;;[.D9]*[.H$7];[.D9]*[.H$8])" office:value-type="float" office:value="2556" calcext:value-type="float">
            <text:p><text:s/>2 556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ZESTAW GLOSNIK</text:p>
          </table:table-cell>
          <table:table-cell table:style-name="ce17" office:value-type="string" calcext:value-type="string">
            <text:p>CS-HG400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32000" calcext:value-type="float">
            <text:p>32000</text:p>
          </table:table-cell>
          <table:table-cell table:style-name="ce23" table:formula="of:=IF([.C10]=&quot;DEM&quot;;[.D10]*[.H$7];[.D10]*[.H$8])" office:value-type="float" office:value="132800" calcext:value-type="float">
            <text:p><text:s/>132 800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WALKMAN</text:p>
          </table:table-cell>
          <table:table-cell table:style-name="ce17" office:value-type="string" calcext:value-type="string">
            <text:p>CX-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00" calcext:value-type="float">
            <text:p>200</text:p>
          </table:table-cell>
          <table:table-cell table:style-name="ce23" table:formula="of:=IF([.C11]=&quot;DEM&quot;;[.D11]*[.H$7];[.D11]*[.H$8])" office:value-type="float" office:value="830" calcext:value-type="float">
            <text:p><text:s/>830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WALKMAN+RADIO</text:p>
          </table:table-cell>
          <table:table-cell table:style-name="ce17" office:value-type="string" calcext:value-type="string">
            <text:p>CX-F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 table:formula="of:=IF([.C12]=&quot;DEM&quot;;[.D12]*[.H$7];[.D12]*[.H$8])" office:value-type="float" office:value="1062.4" calcext:value-type="float">
            <text:p><text:s/>1 062,4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TUNER</text:p>
          </table:table-cell>
          <table:table-cell table:style-name="ce17" office:value-type="string" calcext:value-type="string">
            <text:p>FX-311BK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00" calcext:value-type="float">
            <text:p>500</text:p>
          </table:table-cell>
          <table:table-cell table:style-name="ce23" table:formula="of:=IF([.C13]=&quot;DEM&quot;;[.D13]*[.H$7];[.D13]*[.H$8])" office:value-type="float" office:value="1065" calcext:value-type="float">
            <text:p><text:s/>1 065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APARAT CYFROWY</text:p>
          </table:table-cell>
          <table:table-cell table:style-name="ce17" office:value-type="string" calcext:value-type="string">
            <text:p>GC-X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00" calcext:value-type="float">
            <text:p>2500</text:p>
          </table:table-cell>
          <table:table-cell table:style-name="ce23" table:formula="of:=IF([.C14]=&quot;DEM&quot;;[.D14]*[.H$7];[.D14]*[.H$8])" office:value-type="float" office:value="10375" calcext:value-type="float">
            <text:p><text:s/>10 375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KAMERA</text:p>
          </table:table-cell>
          <table:table-cell table:style-name="ce17" office:value-type="string" calcext:value-type="string">
            <text:p>GR-AX470EE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3600" calcext:value-type="float">
            <text:p>3600</text:p>
          </table:table-cell>
          <table:table-cell table:style-name="ce23" table:formula="of:=IF([.C15]=&quot;DEM&quot;;[.D15]*[.H$7];[.D15]*[.H$8])" office:value-type="float" office:value="7668" calcext:value-type="float">
            <text:p><text:s/>7 668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KAMERA CYFROWA</text:p>
          </table:table-cell>
          <table:table-cell table:style-name="ce17" office:value-type="string" calcext:value-type="string">
            <text:p>GR-DVF10EG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200" calcext:value-type="float">
            <text:p>5200</text:p>
          </table:table-cell>
          <table:table-cell table:style-name="ce23" table:formula="of:=IF([.C16]=&quot;DEM&quot;;[.D16]*[.H$7];[.D16]*[.H$8])" office:value-type="float" office:value="11076" calcext:value-type="float">
            <text:p><text:s/>11 076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STEROWNIK DRUK</text:p>
          </table:table-cell>
          <table:table-cell table:style-name="ce17" office:value-type="string" calcext:value-type="string">
            <text:p>GV-CB1E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 table:formula="of:=IF([.C17]=&quot;DEM&quot;;[.D17]*[.H$7];[.D17]*[.H$8])" office:value-type="float" office:value="1062.4" calcext:value-type="float">
            <text:p><text:s/>1 062,4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CYFRO</text:p>
          </table:table-cell>
          <table:table-cell table:style-name="ce17" office:value-type="string" calcext:value-type="string">
            <text:p>GV-DT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1200" calcext:value-type="float">
            <text:p>1200</text:p>
          </table:table-cell>
          <table:table-cell table:style-name="ce23" table:formula="of:=IF([.C18]=&quot;DEM&quot;;[.D18]*[.H$7];[.D18]*[.H$8])" office:value-type="float" office:value="4980" calcext:value-type="float">
            <text:p><text:s/>4 980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VIDEO</text:p>
          </table:table-cell>
          <table:table-cell table:style-name="ce17" office:value-type="string" calcext:value-type="string">
            <text:p>GV-PT2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1450" calcext:value-type="float">
            <text:p>1450</text:p>
          </table:table-cell>
          <table:table-cell table:style-name="ce23" table:formula="of:=IF([.C19]=&quot;DEM&quot;;[.D19]*[.H$7];[.D19]*[.H$8])" office:value-type="float" office:value="6017.5" calcext:value-type="float">
            <text:p><text:s/>6 017,5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SLUCHAWKI</text:p>
          </table:table-cell>
          <table:table-cell table:style-name="ce17" office:value-type="string" calcext:value-type="string">
            <text:p>HA-B10BU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IF([.C20]=&quot;DEM&quot;;[.D20]*[.H$7];[.D20]*[.H$8])" office:value-type="float" office:value="213" calcext:value-type="float">
            <text:p><text:s/>213,00 zł 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4" table:style-name="ta4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6" table:default-cell-style-name="Default"/>
        <table:table-row table:style-name="ro1">
          <table:table-cell>
            <draw:custom-shape table:end-cell-address="JEŻELI4.C4" table:end-x="24.91mm" table:end-y="2.38mm" draw:z-index="0" draw:name="Auto kształt 1" draw:style-name="gr5" draw:text-style-name="P4" svg:width="61.52mm" svg:height="14.82mm" svg:x="1.38mm" svg:y="1.05mm">
              <text:p text:style-name="P3"><text:span text:style-name="T4">Wypełnij poniższą fakturę. Wykorzystaj funkcje: JEŻELI oraz SUMA.JEŻELI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2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Artykuł</text:p>
          </table:table-cell>
          <table:table-cell table:style-name="ce32" office:value-type="string" calcext:value-type="string">
            <text:p>Ilość</text:p>
          </table:table-cell>
          <table:table-cell table:style-name="ce32" office:value-type="string" calcext:value-type="string">
            <text:p>Cena jednostkowa</text:p>
          </table:table-cell>
          <table:table-cell table:style-name="ce32" office:value-type="string" calcext:value-type="string">
            <text:p>Wartość</text:p>
          </table:table-cell>
          <table:table-cell table:style-name="ce32" office:value-type="string" calcext:value-type="string">
            <text:p>Podatek</text:p>
          </table:table-cell>
          <table:table-cell table:style-name="ce32" office:value-type="string" calcext:value-type="string">
            <text:p>Wartość podatku</text:p>
          </table:table-cell>
          <table:table-cell table:style-name="ce49" office:value-type="string" calcext:value-type="string">
            <text:p>Wartość z VAT-em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Art. Sanitarne</text:p>
          </table:table-cell>
          <table:table-cell table:style-name="ce33" office:value-type="float" office:value="1300" calcext:value-type="float">
            <text:p>1300</text:p>
          </table:table-cell>
          <table:table-cell table:style-name="ce36" office:value-type="currency" office:currency="PLN" office:value="780" calcext:value-type="currency">
            <text:p>780,00 zł</text:p>
          </table:table-cell>
          <table:table-cell table:style-name="ce36" table:formula="of:=[.B6]*[.C6]" office:value-type="currency" office:currency="PLN" office:value="1014000" calcext:value-type="currency">
            <text:p>1 014 000,00 zł</text:p>
          </table:table-cell>
          <table:table-cell table:style-name="ce41" office:value-type="percentage" office:value="0.07" calcext:value-type="percentage">
            <text:p>7%</text:p>
          </table:table-cell>
          <table:table-cell table:style-name="ce46" table:formula="of:=[.D6]*[.E6]" office:value-type="currency" office:currency="PLN" office:value="70980" calcext:value-type="currency">
            <text:p>70 980,00 zł</text:p>
          </table:table-cell>
          <table:table-cell table:style-name="ce50" table:formula="of:=[.D6]+[.F6]" office:value-type="currency" office:currency="PLN" office:value="1084980" calcext:value-type="currency">
            <text:p>1 084 980,00 zł</text:p>
          </table:table-cell>
          <table:table-cell/>
          <table:table-cell table:style-name="ce52"/>
          <table:table-cell table:number-columns-repeated="1015"/>
        </table:table-row>
        <table:table-row table:style-name="ro7">
          <table:table-cell table:style-name="ce29" office:value-type="string" calcext:value-type="string">
            <text:p>Samochody</text:p>
          </table:table-cell>
          <table:table-cell table:style-name="ce34" office:value-type="float" office:value="234" calcext:value-type="float">
            <text:p>234</text:p>
          </table:table-cell>
          <table:table-cell table:style-name="ce37" office:value-type="currency" office:currency="PLN" office:value="60000" calcext:value-type="currency">
            <text:p>60 000,00 zł</text:p>
          </table:table-cell>
          <table:table-cell table:style-name="ce36" table:formula="of:=[.B7]*[.C7]" office:value-type="currency" office:currency="PLN" office:value="14040000" calcext:value-type="currency">
            <text:p>14 040 000,00 zł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6" table:formula="of:=[.D7]*[.E7]" office:value-type="currency" office:currency="PLN" office:value="3088800" calcext:value-type="currency">
            <text:p>3 088 800,00 zł</text:p>
          </table:table-cell>
          <table:table-cell table:style-name="ce50" table:formula="of:=[.D7]+[.F7]" office:value-type="currency" office:currency="PLN" office:value="17128800" calcext:value-type="currency">
            <text:p>17 128 800,00 zł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Warzywa</text:p>
          </table:table-cell>
          <table:table-cell table:style-name="ce34" office:value-type="float" office:value="14563" calcext:value-type="float">
            <text:p>14563</text:p>
          </table:table-cell>
          <table:table-cell table:style-name="ce37" office:value-type="currency" office:currency="PLN" office:value="3.65" calcext:value-type="currency">
            <text:p>3,65 zł</text:p>
          </table:table-cell>
          <table:table-cell table:style-name="ce36" table:formula="of:=[.B8]*[.C8]" office:value-type="currency" office:currency="PLN" office:value="53154.95" calcext:value-type="currency">
            <text:p>53 154,95 zł</text:p>
          </table:table-cell>
          <table:table-cell table:style-name="ce42" office:value-type="percentage" office:value="0" calcext:value-type="percentage">
            <text:p>0%</text:p>
          </table:table-cell>
          <table:table-cell table:style-name="ce46" table:formula="of:=[.D8]*[.E8]" office:value-type="currency" office:currency="PLN" office:value="0" calcext:value-type="currency">
            <text:p>0,00 zł</text:p>
          </table:table-cell>
          <table:table-cell table:style-name="ce50" table:formula="of:=[.D8]+[.F8]" office:value-type="currency" office:currency="PLN" office:value="53154.95" calcext:value-type="currency">
            <text:p>53 154,95 zł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Książki</text:p>
          </table:table-cell>
          <table:table-cell table:style-name="ce34" office:value-type="float" office:value="2345" calcext:value-type="float">
            <text:p>2345</text:p>
          </table:table-cell>
          <table:table-cell table:style-name="ce37" office:value-type="currency" office:currency="PLN" office:value="123.56" calcext:value-type="currency">
            <text:p>123,56 zł</text:p>
          </table:table-cell>
          <table:table-cell table:style-name="ce36" table:formula="of:=[.B9]*[.C9]" office:value-type="currency" office:currency="PLN" office:value="289748.2" calcext:value-type="currency">
            <text:p>289 748,20 zł</text:p>
          </table:table-cell>
          <table:table-cell table:style-name="ce42" office:value-type="percentage" office:value="0" calcext:value-type="percentage">
            <text:p>0%</text:p>
          </table:table-cell>
          <table:table-cell table:style-name="ce46" table:formula="of:=[.D9]*[.E9]" office:value-type="currency" office:currency="PLN" office:value="0" calcext:value-type="currency">
            <text:p>0,00 zł</text:p>
          </table:table-cell>
          <table:table-cell table:style-name="ce50" table:formula="of:=[.D9]+[.F9]" office:value-type="currency" office:currency="PLN" office:value="289748.2" calcext:value-type="currency">
            <text:p>289 748,20 zł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Meble</text:p>
          </table:table-cell>
          <table:table-cell table:style-name="ce34" office:value-type="float" office:value="987" calcext:value-type="float">
            <text:p>987</text:p>
          </table:table-cell>
          <table:table-cell table:style-name="ce37" office:value-type="currency" office:currency="PLN" office:value="4000.45" calcext:value-type="currency">
            <text:p>4 000,45 zł</text:p>
          </table:table-cell>
          <table:table-cell table:style-name="ce36" table:formula="of:=[.B10]*[.C10]" office:value-type="currency" office:currency="PLN" office:value="3948444.15" calcext:value-type="currency">
            <text:p>3 948 444,15 zł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6" table:formula="of:=[.D10]*[.E10]" office:value-type="currency" office:currency="PLN" office:value="868657.713" calcext:value-type="currency">
            <text:p>868 657,71 zł</text:p>
          </table:table-cell>
          <table:table-cell table:style-name="ce50" table:formula="of:=[.D10]+[.F10]" office:value-type="currency" office:currency="PLN" office:value="4817101.863" calcext:value-type="currency">
            <text:p>4 817 101,86 zł</text:p>
          </table:table-cell>
          <table:table-cell table:number-columns-repeated="1017"/>
        </table:table-row>
        <table:table-row table:style-name="ro7">
          <table:table-cell table:style-name="ce30" office:value-type="string" calcext:value-type="string">
            <text:p>Glazura</text:p>
          </table:table-cell>
          <table:table-cell table:style-name="ce35" office:value-type="float" office:value="165478" calcext:value-type="float">
            <text:p>165478</text:p>
          </table:table-cell>
          <table:table-cell table:style-name="ce37" office:value-type="currency" office:currency="PLN" office:value="23.56" calcext:value-type="currency">
            <text:p>23,56 zł</text:p>
          </table:table-cell>
          <table:table-cell table:style-name="ce36" table:formula="of:=[.B11]*[.C11]" office:value-type="currency" office:currency="PLN" office:value="3898661.68" calcext:value-type="currency">
            <text:p>3 898 661,68 zł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6" table:formula="of:=[.D11]*[.E11]" office:value-type="currency" office:currency="PLN" office:value="272906.3176" calcext:value-type="currency">
            <text:p>272 906,32 zł</text:p>
          </table:table-cell>
          <table:table-cell table:style-name="ce50" table:formula="of:=[.D11]+[.F11]" office:value-type="currency" office:currency="PLN" office:value="4171567.9976" calcext:value-type="currency">
            <text:p>4 171 568,00 zł</text:p>
          </table:table-cell>
          <table:table-cell table:number-columns-repeated="1017"/>
        </table:table-row>
        <table:table-row table:style-name="ro7">
          <table:table-cell table:style-name="ce11" table:number-columns-repeated="2"/>
          <table:table-cell table:style-name="ce38" office:value-type="string" calcext:value-type="string">
            <text:p>Razem : </text:p>
          </table:table-cell>
          <table:table-cell table:style-name="ce40" table:formula="of:=SUM([.D6:.D11])" office:value-type="currency" office:currency="PLN" office:value="23244008.98" calcext:value-type="currency">
            <text:p>23 244 008,98 zł</text:p>
          </table:table-cell>
          <table:table-cell table:style-name="ce43" office:value-type="string" calcext:value-type="string">
            <text:p>Wartość podatku :</text:p>
          </table:table-cell>
          <table:table-cell table:style-name="ce46"/>
          <table:table-cell table:style-name="ce51"/>
          <table:table-cell table:number-columns-repeated="1017"/>
        </table:table-row>
        <table:table-row table:style-name="ro7">
          <table:table-cell table:style-name="ce11" table:number-columns-repeated="4"/>
          <table:table-cell table:style-name="ce44" office:value-type="string" calcext:value-type="string">
            <text:p>w tym <text:s text:c="2"/>7 % :</text:p>
          </table:table-cell>
          <table:table-cell table:style-name="ce47" table:formula="of:=SUMIF([.E6:.E11];0.07;[.F6:.F11])" office:value-type="currency" office:currency="PLN" office:value="343886.3176" calcext:value-type="currency">
            <text:p>343 886,32 zł</text:p>
          </table:table-cell>
          <table:table-cell table:style-name="ce11"/>
          <table:table-cell table:number-columns-repeated="1017"/>
        </table:table-row>
        <table:table-row table:style-name="ro7">
          <table:table-cell table:style-name="ce11" table:number-columns-repeated="4"/>
          <table:table-cell table:style-name="ce45" office:value-type="string" calcext:value-type="string">
            <text:p>w tym 22 %:</text:p>
          </table:table-cell>
          <table:table-cell table:style-name="ce48" table:formula="of:=SUMIF([.E6:.E11];0.22;[.F6:.F11])" office:value-type="currency" office:currency="PLN" office:value="3957457.713" calcext:value-type="currency">
            <text:p>3 957 457,71 zł</text:p>
          </table:table-cell>
          <table:table-cell table:style-name="ce11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5" table:style-name="ta5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default-cell-style-name="Default"/>
        <table:table-column table:style-name="co27" table:default-cell-style-name="ce1"/>
        <table:table-column table:style-name="co1" table:default-cell-style-name="Default"/>
        <table:table-column table:style-name="co25" table:default-cell-style-name="ce1"/>
        <table:table-column table:style-name="co28" table:default-cell-style-name="ce1"/>
        <table:table-column table:style-name="co1" table:number-columns-repeated="1016" table:default-cell-style-name="Default"/>
        <table:table-row table:style-name="ro1">
          <table:table-cell table:number-columns-repeated="6"/>
          <table:table-cell table:style-name="ce57" office:value-type="string" calcext:value-type="string" table:number-columns-spanned="2" table:number-rows-spanned="1">
            <text:p>staż</text:p>
          </table:table-cell>
          <table:covered-table-cell table:style-name="ce57"/>
          <table:table-cell table:number-columns-repeated="1016"/>
        </table:table-row>
        <table:table-row table:style-name="ro1"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zasadnicza</text:p>
          </table:table-cell>
          <table:table-cell table:style-name="ce25" office:value-type="string" calcext:value-type="string">
            <text:p>staż</text:p>
          </table:table-cell>
          <table:table-cell table:style-name="ce25" office:value-type="string" calcext:value-type="string">
            <text:p>%premii</text:p>
          </table:table-cell>
          <table:table-cell table:style-name="ce25" office:value-type="string" calcext:value-type="string">
            <text:p>wynagrodzenie</text:p>
          </table:table-cell>
          <table:table-cell/>
          <table:table-cell table:style-name="ce58" office:value-type="string" calcext:value-type="string">
            <text:p>OD 0-10</text:p>
          </table:table-cell>
          <table:table-cell table:style-name="ce59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7">
          <table:table-cell table:style-name="ce53" office:value-type="string" calcext:value-type="string">
            <text:p>Frankowski</text:p>
          </table:table-cell>
          <table:table-cell table:style-name="ce54" office:value-type="float" office:value="1000" calcext:value-type="float">
            <text:p><text:s/>1 000 zł </text:p>
          </table:table-cell>
          <table:table-cell table:style-name="ce21" office:value-type="float" office:value="11" calcext:value-type="float">
            <text:p>11</text:p>
          </table:table-cell>
          <table:table-cell table:style-name="ce55" table:formula="of:=IF([.C3]&gt;15;[.B3]*[.H$4];IF([.C3]&gt;10;[.B3]*[.H$3];IF([.C3]&gt;-1;[.B3]*[.H$2];&quot;Błędne dane&quot;)))" office:value-type="currency" office:currency="PLN" office:value="80" calcext:value-type="currency">
            <text:p>80,00 zł</text:p>
          </table:table-cell>
          <table:table-cell table:style-name="ce56" table:formula="of:=SUM([.B3]+[.D3])" office:value-type="float" office:value="1080" calcext:value-type="float">
            <text:p><text:s/>1 080 zł </text:p>
          </table:table-cell>
          <table:table-cell/>
          <table:table-cell table:style-name="ce58" office:value-type="string" calcext:value-type="string">
            <text:p>&gt;10 do 15</text:p>
          </table:table-cell>
          <table:table-cell table:style-name="ce59" office:value-type="percentage" office:value="0.08" calcext:value-type="percentage">
            <text:p>8%</text:p>
          </table:table-cell>
          <table:table-cell table:number-columns-repeated="1016"/>
        </table:table-row>
        <table:table-row table:style-name="ro7">
          <table:table-cell table:style-name="ce53" office:value-type="string" calcext:value-type="string">
            <text:p>Pietrzak</text:p>
          </table:table-cell>
          <table:table-cell table:style-name="ce54" office:value-type="float" office:value="1200" calcext:value-type="float">
            <text:p><text:s/>1 200 zł </text:p>
          </table:table-cell>
          <table:table-cell table:style-name="ce21" office:value-type="float" office:value="7" calcext:value-type="float">
            <text:p>7</text:p>
          </table:table-cell>
          <table:table-cell table:style-name="ce55" table:formula="of:=IF([.C4]&gt;15;[.B4]*[.H$4];IF([.C4]&gt;10;[.B4]*[.H$3];IF([.C4]&gt;-1;[.B4]*[.H$2];&quot;Błędne dane&quot;)))" office:value-type="currency" office:currency="PLN" office:value="60" calcext:value-type="currency">
            <text:p>60,00 zł</text:p>
          </table:table-cell>
          <table:table-cell table:style-name="ce56" table:formula="of:=SUM([.B4]+[.D4])" office:value-type="float" office:value="1260" calcext:value-type="float">
            <text:p><text:s/>1 260 zł </text:p>
          </table:table-cell>
          <table:table-cell/>
          <table:table-cell table:style-name="ce58" office:value-type="string" calcext:value-type="string">
            <text:p>powyżej 15</text:p>
          </table:table-cell>
          <table:table-cell table:style-name="ce59" office:value-type="percentage" office:value="0.14" calcext:value-type="percentage">
            <text:p>14%</text:p>
          </table:table-cell>
          <table:table-cell table:number-columns-repeated="1016"/>
        </table:table-row>
        <table:table-row table:style-name="ro7">
          <table:table-cell table:style-name="ce53" office:value-type="string" calcext:value-type="string">
            <text:p>Adamiak</text:p>
          </table:table-cell>
          <table:table-cell table:style-name="ce54" office:value-type="float" office:value="1100" calcext:value-type="float">
            <text:p><text:s/>1 1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5" table:formula="of:=IF([.C5]&gt;15;[.B5]*[.H$4];IF([.C5]&gt;10;[.B5]*[.H$3];IF([.C5]&gt;-1;[.B5]*[.H$2];&quot;Błędne dane&quot;)))" office:value-type="currency" office:currency="PLN" office:value="88" calcext:value-type="currency">
            <text:p>88,00 zł</text:p>
          </table:table-cell>
          <table:table-cell table:style-name="ce56" table:formula="of:=SUM([.B5]+[.D5])" office:value-type="float" office:value="1188" calcext:value-type="float">
            <text:p><text:s/>1 188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Dorg</text:p>
          </table:table-cell>
          <table:table-cell table:style-name="ce54" office:value-type="float" office:value="900" calcext:value-type="float">
            <text:p><text:s/>900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5" table:formula="of:=IF([.C6]&gt;15;[.B6]*[.H$4];IF([.C6]&gt;10;[.B6]*[.H$3];IF([.C6]&gt;-1;[.B6]*[.H$2];&quot;Błędne dane&quot;)))" office:value-type="currency" office:currency="PLN" office:value="45" calcext:value-type="currency">
            <text:p>45,00 zł</text:p>
          </table:table-cell>
          <table:table-cell table:style-name="ce56" table:formula="of:=SUM([.B6]+[.D6])" office:value-type="float" office:value="945" calcext:value-type="float">
            <text:p><text:s/>945 zł </text:p>
          </table:table-cell>
          <table:table-cell/>
          <table:table-cell>
            <draw:custom-shape table:end-cell-address="JEŻELI5.I12" table:end-x="17.47mm" table:end-y="3.42mm" draw:z-index="0" draw:name="Auto kształt 1" draw:style-name="gr6" draw:text-style-name="P4" svg:width="51.57mm" svg:height="29.87mm" svg:x="0.26mm" svg:y="-1.48mm">
              <text:p text:style-name="P3"><text:span text:style-name="T4">W zależności od długości stażu wylicz wartość premii i wynagrodzenia poszczególnych pracowników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7"/>
        </table:table-row>
        <table:table-row table:style-name="ro7">
          <table:table-cell table:style-name="ce53" office:value-type="string" calcext:value-type="string">
            <text:p>Berwicki</text:p>
          </table:table-cell>
          <table:table-cell table:style-name="ce54" office:value-type="float" office:value="960" calcext:value-type="float">
            <text:p><text:s/>9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5" table:formula="of:=IF([.C7]&gt;15;[.B7]*[.H$4];IF([.C7]&gt;10;[.B7]*[.H$3];IF([.C7]&gt;-1;[.B7]*[.H$2];&quot;Błędne dane&quot;)))" office:value-type="currency" office:currency="PLN" office:value="48" calcext:value-type="currency">
            <text:p>48,00 zł</text:p>
          </table:table-cell>
          <table:table-cell table:style-name="ce56" table:formula="of:=SUM([.B7]+[.D7])" office:value-type="float" office:value="1008" calcext:value-type="float">
            <text:p><text:s/>1 008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Miller</text:p>
          </table:table-cell>
          <table:table-cell table:style-name="ce54" office:value-type="float" office:value="760" calcext:value-type="float">
            <text:p><text:s/>7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5" table:formula="of:=IF([.C8]&gt;15;[.B8]*[.H$4];IF([.C8]&gt;10;[.B8]*[.H$3];IF([.C8]&gt;-1;[.B8]*[.H$2];&quot;Błędne dane&quot;)))" office:value-type="currency" office:currency="PLN" office:value="38" calcext:value-type="currency">
            <text:p>38,00 zł</text:p>
          </table:table-cell>
          <table:table-cell table:style-name="ce56" table:formula="of:=SUM([.B8]+[.D8])" office:value-type="float" office:value="798" calcext:value-type="float">
            <text:p><text:s/>798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Ruda</text:p>
          </table:table-cell>
          <table:table-cell table:style-name="ce54" office:value-type="float" office:value="1520" calcext:value-type="float">
            <text:p><text:s/>1 520 zł </text:p>
          </table:table-cell>
          <table:table-cell table:style-name="ce21" office:value-type="float" office:value="15" calcext:value-type="float">
            <text:p>15</text:p>
          </table:table-cell>
          <table:table-cell table:style-name="ce55" table:formula="of:=IF([.C9]&gt;15;[.B9]*[.H$4];IF([.C9]&gt;10;[.B9]*[.H$3];IF([.C9]&gt;-1;[.B9]*[.H$2];&quot;Błędne dane&quot;)))" office:value-type="currency" office:currency="PLN" office:value="121.6" calcext:value-type="currency">
            <text:p>121,60 zł</text:p>
          </table:table-cell>
          <table:table-cell table:style-name="ce56" table:formula="of:=SUM([.B9]+[.D9])" office:value-type="float" office:value="1641.6" calcext:value-type="float">
            <text:p><text:s/>1 642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Welicki</text:p>
          </table:table-cell>
          <table:table-cell table:style-name="ce54" office:value-type="float" office:value="1400" calcext:value-type="float">
            <text:p><text:s/>1 4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5" table:formula="of:=IF([.C10]&gt;15;[.B10]*[.H$4];IF([.C10]&gt;10;[.B10]*[.H$3];IF([.C10]&gt;-1;[.B10]*[.H$2];&quot;Błędne dane&quot;)))" office:value-type="currency" office:currency="PLN" office:value="112" calcext:value-type="currency">
            <text:p>112,00 zł</text:p>
          </table:table-cell>
          <table:table-cell table:style-name="ce56" table:formula="of:=SUM([.B10]+[.D10])" office:value-type="float" office:value="1512" calcext:value-type="float">
            <text:p><text:s/>1 512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Kania</text:p>
          </table:table-cell>
          <table:table-cell table:style-name="ce54" office:value-type="float" office:value="1365" calcext:value-type="float">
            <text:p><text:s/>1 365 zł </text:p>
          </table:table-cell>
          <table:table-cell table:style-name="ce21" office:value-type="float" office:value="17" calcext:value-type="float">
            <text:p>17</text:p>
          </table:table-cell>
          <table:table-cell table:style-name="ce55" table:formula="of:=IF([.C11]&gt;15;[.B11]*[.H$4];IF([.C11]&gt;10;[.B11]*[.H$3];IF([.C11]&gt;-1;[.B11]*[.H$2];&quot;Błędne dane&quot;)))" office:value-type="currency" office:currency="PLN" office:value="191.1" calcext:value-type="currency">
            <text:p>191,10 zł</text:p>
          </table:table-cell>
          <table:table-cell table:style-name="ce56" table:formula="of:=SUM([.B11]+[.D11])" office:value-type="float" office:value="1556.1" calcext:value-type="float">
            <text:p><text:s/>1 556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Czowski</text:p>
          </table:table-cell>
          <table:table-cell table:style-name="ce54" office:value-type="float" office:value="1255" calcext:value-type="float">
            <text:p><text:s/>1 255 zł </text:p>
          </table:table-cell>
          <table:table-cell table:style-name="ce21" office:value-type="float" office:value="13" calcext:value-type="float">
            <text:p>13</text:p>
          </table:table-cell>
          <table:table-cell table:style-name="ce55" table:formula="of:=IF([.C12]&gt;15;[.B12]*[.H$4];IF([.C12]&gt;10;[.B12]*[.H$3];IF([.C12]&gt;-1;[.B12]*[.H$2];&quot;Błędne dane&quot;)))" office:value-type="currency" office:currency="PLN" office:value="100.4" calcext:value-type="currency">
            <text:p>100,40 zł</text:p>
          </table:table-cell>
          <table:table-cell table:style-name="ce56" table:formula="of:=SUM([.B12]+[.D12])" office:value-type="float" office:value="1355.4" calcext:value-type="float">
            <text:p><text:s/>1 355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Lin</text:p>
          </table:table-cell>
          <table:table-cell table:style-name="ce54" office:value-type="float" office:value="1455" calcext:value-type="float">
            <text:p><text:s/>1 455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5" table:formula="of:=IF([.C13]&gt;15;[.B13]*[.H$4];IF([.C13]&gt;10;[.B13]*[.H$3];IF([.C13]&gt;-1;[.B13]*[.H$2];&quot;Błędne dane&quot;)))" office:value-type="currency" office:currency="PLN" office:value="116.4" calcext:value-type="currency">
            <text:p>116,40 zł</text:p>
          </table:table-cell>
          <table:table-cell table:style-name="ce56" table:formula="of:=SUM([.B13]+[.D13])" office:value-type="float" office:value="1571.4" calcext:value-type="float">
            <text:p><text:s/>1 571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Alkowski</text:p>
          </table:table-cell>
          <table:table-cell table:style-name="ce54" office:value-type="float" office:value="1478" calcext:value-type="float">
            <text:p><text:s/>1 478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5" table:formula="of:=IF([.C14]&gt;15;[.B14]*[.H$4];IF([.C14]&gt;10;[.B14]*[.H$3];IF([.C14]&gt;-1;[.B14]*[.H$2];&quot;Błędne dane&quot;)))" office:value-type="currency" office:currency="PLN" office:value="73.9" calcext:value-type="currency">
            <text:p>73,90 zł</text:p>
          </table:table-cell>
          <table:table-cell table:style-name="ce56" table:formula="of:=SUM([.B14]+[.D14])" office:value-type="float" office:value="1551.9" calcext:value-type="float">
            <text:p><text:s/>1 552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Martin</text:p>
          </table:table-cell>
          <table:table-cell table:style-name="ce54" office:value-type="float" office:value="1200" calcext:value-type="float">
            <text:p><text:s/>1 200 zł </text:p>
          </table:table-cell>
          <table:table-cell table:style-name="ce21" office:value-type="float" office:value="6" calcext:value-type="float">
            <text:p>6</text:p>
          </table:table-cell>
          <table:table-cell table:style-name="ce55" table:formula="of:=IF([.C15]&gt;15;[.B15]*[.H$4];IF([.C15]&gt;10;[.B15]*[.H$3];IF([.C15]&gt;-1;[.B15]*[.H$2];&quot;Błędne dane&quot;)))" office:value-type="currency" office:currency="PLN" office:value="60" calcext:value-type="currency">
            <text:p>60,00 zł</text:p>
          </table:table-cell>
          <table:table-cell table:style-name="ce56" table:formula="of:=SUM([.B15]+[.D15])" office:value-type="float" office:value="1260" calcext:value-type="float">
            <text:p><text:s/>1 260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Miller</text:p>
          </table:table-cell>
          <table:table-cell table:style-name="ce54" office:value-type="float" office:value="1000" calcext:value-type="float">
            <text:p><text:s/>1 000 zł </text:p>
          </table:table-cell>
          <table:table-cell table:style-name="ce21" office:value-type="float" office:value="5" calcext:value-type="float">
            <text:p>5</text:p>
          </table:table-cell>
          <table:table-cell table:style-name="ce55" table:formula="of:=IF([.C16]&gt;15;[.B16]*[.H$4];IF([.C16]&gt;10;[.B16]*[.H$3];IF([.C16]&gt;-1;[.B16]*[.H$2];&quot;Błędne dane&quot;)))" office:value-type="currency" office:currency="PLN" office:value="50" calcext:value-type="currency">
            <text:p>50,00 zł</text:p>
          </table:table-cell>
          <table:table-cell table:style-name="ce56" table:formula="of:=SUM([.B16]+[.D16])" office:value-type="float" office:value="1050" calcext:value-type="float">
            <text:p><text:s/>1 050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Leski</text:p>
          </table:table-cell>
          <table:table-cell table:style-name="ce54" office:value-type="float" office:value="980" calcext:value-type="float">
            <text:p><text:s/>98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5" table:formula="of:=IF([.C17]&gt;15;[.B17]*[.H$4];IF([.C17]&gt;10;[.B17]*[.H$3];IF([.C17]&gt;-1;[.B17]*[.H$2];&quot;Błędne dane&quot;)))" office:value-type="currency" office:currency="PLN" office:value="78.4" calcext:value-type="currency">
            <text:p>78,40 zł</text:p>
          </table:table-cell>
          <table:table-cell table:style-name="ce56" table:formula="of:=SUM([.B17]+[.D17])" office:value-type="float" office:value="1058.4" calcext:value-type="float">
            <text:p><text:s/>1 058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Abramowicz</text:p>
          </table:table-cell>
          <table:table-cell table:style-name="ce54" office:value-type="float" office:value="950" calcext:value-type="float">
            <text:p><text:s/>950 zł </text:p>
          </table:table-cell>
          <table:table-cell table:style-name="ce21" office:value-type="float" office:value="18" calcext:value-type="float">
            <text:p>18</text:p>
          </table:table-cell>
          <table:table-cell table:style-name="ce55" table:formula="of:=IF([.C18]&gt;15;[.B18]*[.H$4];IF([.C18]&gt;10;[.B18]*[.H$3];IF([.C18]&gt;-1;[.B18]*[.H$2];&quot;Błędne dane&quot;)))" office:value-type="currency" office:currency="PLN" office:value="133" calcext:value-type="currency">
            <text:p>133,00 zł</text:p>
          </table:table-cell>
          <table:table-cell table:style-name="ce56" table:formula="of:=SUM([.B18]+[.D18])" office:value-type="float" office:value="1083" calcext:value-type="float">
            <text:p><text:s/>1 083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Baton</text:p>
          </table:table-cell>
          <table:table-cell table:style-name="ce54" office:value-type="float" office:value="1655" calcext:value-type="float">
            <text:p><text:s/>1 655 zł </text:p>
          </table:table-cell>
          <table:table-cell table:style-name="ce21" office:value-type="float" office:value="6" calcext:value-type="float">
            <text:p>6</text:p>
          </table:table-cell>
          <table:table-cell table:style-name="ce55" table:formula="of:=IF([.C19]&gt;15;[.B19]*[.H$4];IF([.C19]&gt;10;[.B19]*[.H$3];IF([.C19]&gt;-1;[.B19]*[.H$2];&quot;Błędne dane&quot;)))" office:value-type="currency" office:currency="PLN" office:value="82.75" calcext:value-type="currency">
            <text:p>82,75 zł</text:p>
          </table:table-cell>
          <table:table-cell table:style-name="ce56" table:formula="of:=SUM([.B19]+[.D19])" office:value-type="float" office:value="1737.75" calcext:value-type="float">
            <text:p><text:s/>1 738 zł </text:p>
          </table:table-cell>
          <table:table-cell table:number-columns-repeated="1019"/>
        </table:table-row>
        <table:table-row table:style-name="ro7">
          <table:table-cell table:style-name="ce53" office:value-type="string" calcext:value-type="string">
            <text:p>Goldberg</text:p>
          </table:table-cell>
          <table:table-cell table:style-name="ce54" office:value-type="float" office:value="1364" calcext:value-type="float">
            <text:p><text:s/>1 364 zł </text:p>
          </table:table-cell>
          <table:table-cell table:style-name="ce21" office:value-type="float" office:value="8" calcext:value-type="float">
            <text:p>8</text:p>
          </table:table-cell>
          <table:table-cell table:style-name="ce55" table:formula="of:=IF([.C20]&gt;15;[.B20]*[.H$4];IF([.C20]&gt;10;[.B20]*[.H$3];IF([.C20]&gt;-1;[.B20]*[.H$2];&quot;Błędne dane&quot;)))" office:value-type="currency" office:currency="PLN" office:value="68.2" calcext:value-type="currency">
            <text:p>68,20 zł</text:p>
          </table:table-cell>
          <table:table-cell table:style-name="ce56" table:formula="of:=SUM([.B20]+[.D20])" office:value-type="float" office:value="1432.2" calcext:value-type="float">
            <text:p><text:s/>1 432 zł 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6" table:style-name="ta6">
        <office:forms form:automatic-focus="false" form:apply-design-mode="false"/>
        <table:table-column table:style-name="co29" table:default-cell-style-name="ce1"/>
        <table:table-column table:style-name="co1" table:default-cell-style-name="Default"/>
        <table:table-column table:style-name="co30" table:default-cell-style-name="ce1"/>
        <table:table-column table:style-name="co31" table:default-cell-style-name="ce1"/>
        <table:table-column table:style-name="co7" table:number-columns-repeated="2" table:default-cell-style-name="ce1"/>
        <table:table-column table:style-name="co1" table:default-cell-style-name="Default"/>
        <table:table-column table:style-name="co32" table:default-cell-style-name="ce1"/>
        <table:table-column table:style-name="co33" table:default-cell-style-name="ce1"/>
        <table:table-column table:style-name="co27" table:default-cell-style-name="ce1"/>
        <table:table-column table:style-name="co1" table:number-columns-repeated="1014" table:default-cell-style-name="Default"/>
        <table:table-row table:style-name="ro9">
          <table:table-cell table:style-name="ce60" table:number-columns-repeated="3"/>
          <table:table-cell table:style-name="ce66"/>
          <table:table-cell table:style-name="ce60"/>
          <table:table-cell table:style-name="ce72"/>
          <table:table-cell table:number-columns-repeated="1018"/>
        </table:table-row>
        <table:table-row table:style-name="ro10">
          <table:table-cell table:style-name="ce61" office:value-type="string" calcext:value-type="string">
            <text:p>Nazwisko</text:p>
          </table:table-cell>
          <table:table-cell table:style-name="ce61" office:value-type="string" calcext:value-type="string">
            <text:p>Imię</text:p>
          </table:table-cell>
          <table:table-cell table:style-name="ce61" office:value-type="string" calcext:value-type="string">
            <text:p>Stanowisko</text:p>
          </table:table-cell>
          <table:table-cell table:style-name="ce67" office:value-type="string" calcext:value-type="string">
            <text:p>Wynagrodzenie</text:p>
          </table:table-cell>
          <table:table-cell table:style-name="ce61" office:value-type="string" calcext:value-type="string">
            <text:p>Data ur.</text:p>
          </table:table-cell>
          <table:table-cell table:style-name="ce73" office:value-type="string" calcext:value-type="string">
            <text:p>Data zat.</text:p>
          </table:table-cell>
          <table:table-cell table:style-name="ce74" office:value-type="string" calcext:value-type="string">
            <text:p>Wiek</text:p>
          </table:table-cell>
          <table:table-cell table:style-name="ce76" office:value-type="string" calcext:value-type="string">
            <text:p>Lata </text:p>
            <text:p>przepracowane</text:p>
          </table:table-cell>
          <table:table-cell table:style-name="ce79" office:value-type="string" calcext:value-type="string">
            <text:p>Premia</text:p>
          </table:table-cell>
          <table:table-cell table:style-name="ce81" office:value-type="string" calcext:value-type="string">
            <text:p>Wynagrodzenie</text:p>
            <text:p>+ premia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Frankowski</text:p>
          </table:table-cell>
          <table:table-cell table:style-name="ce62" office:value-type="string" calcext:value-type="string">
            <text:p>Leon</text:p>
          </table:table-cell>
          <table:table-cell table:style-name="ce62" office:value-type="string" calcext:value-type="string">
            <text:p>Asyst. Księg.</text:p>
          </table:table-cell>
          <table:table-cell table:style-name="ce68" office:value-type="float" office:value="2887.95" calcext:value-type="float">
            <text:p>2 888 zł</text:p>
          </table:table-cell>
          <table:table-cell table:style-name="ce70" office:value-type="date" office:date-value="1972-09-28" calcext:value-type="date">
            <text:p>28.09.1972</text:p>
          </table:table-cell>
          <table:table-cell table:style-name="ce70" office:value-type="date" office:date-value="1991-05-07" calcext:value-type="date">
            <text:p>7.05.1991</text:p>
          </table:table-cell>
          <table:table-cell table:style-name="ce75" table:formula="of:=YEAR([.B$22])-YEAR([.E3])" office:value-type="float" office:value="45" calcext:value-type="float">
            <text:p>45</text:p>
          </table:table-cell>
          <table:table-cell table:style-name="ce77" table:formula="of:=YEAR([.B$22])-YEAR([.F3])" office:value-type="float" office:value="26" calcext:value-type="float">
            <text:p>26</text:p>
          </table:table-cell>
          <table:table-cell table:style-name="ce80" table:formula="of:=IF([.H3]&gt;25;0.15*[.D3];[.D6]*0)" office:value-type="currency" office:currency="PLN" office:value="433.1925" calcext:value-type="currency">
            <text:p>433,19 zł</text:p>
          </table:table-cell>
          <table:table-cell table:style-name="ce82" table:formula="of:=[.D3]+[.I3]" office:value-type="currency" office:currency="PLN" office:value="3321.1425" calcext:value-type="currency">
            <text:p>3 321,14 zł</text:p>
          </table:table-cell>
          <table:table-cell table:number-columns-repeated="1014"/>
        </table:table-row>
        <table:table-row table:style-name="ro9">
          <table:table-cell table:style-name="ce63" office:value-type="string" calcext:value-type="string">
            <text:p>Pietrzak</text:p>
          </table:table-cell>
          <table:table-cell table:style-name="ce63" office:value-type="string" calcext:value-type="string">
            <text:p>Robert</text:p>
          </table:table-cell>
          <table:table-cell table:style-name="ce63" office:value-type="string" calcext:value-type="string">
            <text:p>St. Asyst. Admin.</text:p>
          </table:table-cell>
          <table:table-cell table:style-name="ce69" office:value-type="float" office:value="3035.88" calcext:value-type="float">
            <text:p>3 036 zł</text:p>
          </table:table-cell>
          <table:table-cell table:style-name="ce71" office:value-type="date" office:date-value="1970-10-09" calcext:value-type="date">
            <text:p>9.10.1970</text:p>
          </table:table-cell>
          <table:table-cell table:style-name="ce71" office:value-type="date" office:date-value="1991-04-29" calcext:value-type="date">
            <text:p>29.04.1991</text:p>
          </table:table-cell>
          <table:table-cell table:style-name="ce75" table:formula="of:=YEAR([.B$22])-YEAR([.E4])" office:value-type="float" office:value="47" calcext:value-type="float">
            <text:p>47</text:p>
          </table:table-cell>
          <table:table-cell table:style-name="ce77" table:formula="of:=YEAR([.B$22])-YEAR([.F4])" office:value-type="float" office:value="26" calcext:value-type="float">
            <text:p>26</text:p>
          </table:table-cell>
          <table:table-cell table:style-name="ce80" table:formula="of:=IF([.H4]&gt;25;0.15*[.D4];[.D7]*0)" office:value-type="currency" office:currency="PLN" office:value="455.382" calcext:value-type="currency">
            <text:p>455,38 zł</text:p>
          </table:table-cell>
          <table:table-cell table:style-name="ce82" table:formula="of:=[.D4]+[.I4]" office:value-type="currency" office:currency="PLN" office:value="3491.262" calcext:value-type="currency">
            <text:p>3 491,26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Adamiak</text:p>
          </table:table-cell>
          <table:table-cell table:style-name="ce63" office:value-type="string" calcext:value-type="string">
            <text:p>Tomasz</text:p>
          </table:table-cell>
          <table:table-cell table:style-name="ce63" office:value-type="string" calcext:value-type="string">
            <text:p>St. Asyst. Admin.</text:p>
          </table:table-cell>
          <table:table-cell table:style-name="ce69" office:value-type="float" office:value="3135.88" calcext:value-type="float">
            <text:p>3 136 zł</text:p>
          </table:table-cell>
          <table:table-cell table:style-name="ce71" office:value-type="date" office:date-value="1970-07-08" calcext:value-type="date">
            <text:p>8.07.1970</text:p>
          </table:table-cell>
          <table:table-cell table:style-name="ce71" office:value-type="date" office:date-value="1991-04-10" calcext:value-type="date">
            <text:p>10.04.1991</text:p>
          </table:table-cell>
          <table:table-cell table:style-name="ce75" table:formula="of:=YEAR([.B$22])-YEAR([.E5])" office:value-type="float" office:value="47" calcext:value-type="float">
            <text:p>47</text:p>
          </table:table-cell>
          <table:table-cell table:style-name="ce77" table:formula="of:=YEAR([.B$22])-YEAR([.F5])" office:value-type="float" office:value="26" calcext:value-type="float">
            <text:p>26</text:p>
          </table:table-cell>
          <table:table-cell table:style-name="ce80" table:formula="of:=IF([.H5]&gt;25;0.15*[.D5];[.D8]*0)" office:value-type="currency" office:currency="PLN" office:value="470.382" calcext:value-type="currency">
            <text:p>470,38 zł</text:p>
          </table:table-cell>
          <table:table-cell table:style-name="ce82" table:formula="of:=[.D5]+[.I5]" office:value-type="currency" office:currency="PLN" office:value="3606.262" calcext:value-type="currency">
            <text:p>3 606,26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Dorg</text:p>
          </table:table-cell>
          <table:table-cell table:style-name="ce63" office:value-type="string" calcext:value-type="string">
            <text:p>Jarek</text:p>
          </table:table-cell>
          <table:table-cell table:style-name="ce63" office:value-type="string" calcext:value-type="string">
            <text:p>Inżynier informatyk</text:p>
          </table:table-cell>
          <table:table-cell table:style-name="ce69" office:value-type="float" office:value="5002.05" calcext:value-type="float">
            <text:p>5 002 zł</text:p>
          </table:table-cell>
          <table:table-cell table:style-name="ce71" office:value-type="date" office:date-value="1970-07-12" calcext:value-type="date">
            <text:p>12.07.1970</text:p>
          </table:table-cell>
          <table:table-cell table:style-name="ce71" office:value-type="date" office:date-value="1992-10-13" calcext:value-type="date">
            <text:p>13.10.1992</text:p>
          </table:table-cell>
          <table:table-cell table:style-name="ce75" table:formula="of:=YEAR([.B$22])-YEAR([.E6])" office:value-type="float" office:value="47" calcext:value-type="float">
            <text:p>47</text:p>
          </table:table-cell>
          <table:table-cell table:style-name="ce77" table:formula="of:=YEAR([.B$22])-YEAR([.F6])" office:value-type="float" office:value="25" calcext:value-type="float">
            <text:p>25</text:p>
          </table:table-cell>
          <table:table-cell table:style-name="ce80" table:formula="of:=IF([.H6]&gt;25;0.15*[.D6];[.D9]*0)" office:value-type="currency" office:currency="PLN" office:value="0" calcext:value-type="currency">
            <text:p>0,00 zł</text:p>
          </table:table-cell>
          <table:table-cell table:style-name="ce82" table:formula="of:=[.D6]+[.I6]" office:value-type="currency" office:currency="PLN" office:value="5002.05" calcext:value-type="currency">
            <text:p>5 002,05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Berwicki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Sprzedawca</text:p>
          </table:table-cell>
          <table:table-cell table:style-name="ce69" office:value-type="float" office:value="1913.88" calcext:value-type="float">
            <text:p>1 914 zł</text:p>
          </table:table-cell>
          <table:table-cell table:style-name="ce71" office:value-type="date" office:date-value="1970-06-27" calcext:value-type="date">
            <text:p>27.06.1970</text:p>
          </table:table-cell>
          <table:table-cell table:style-name="ce71" office:value-type="date" office:date-value="1991-04-18" calcext:value-type="date">
            <text:p>18.04.1991</text:p>
          </table:table-cell>
          <table:table-cell table:style-name="ce75" table:formula="of:=YEAR([.B$22])-YEAR([.E7])" office:value-type="float" office:value="47" calcext:value-type="float">
            <text:p>47</text:p>
          </table:table-cell>
          <table:table-cell table:style-name="ce77" table:formula="of:=YEAR([.B$22])-YEAR([.F7])" office:value-type="float" office:value="26" calcext:value-type="float">
            <text:p>26</text:p>
          </table:table-cell>
          <table:table-cell table:style-name="ce80" table:formula="of:=IF([.H7]&gt;25;0.15*[.D7];[.D10]*0)" office:value-type="currency" office:currency="PLN" office:value="287.082" calcext:value-type="currency">
            <text:p>287,08 zł</text:p>
          </table:table-cell>
          <table:table-cell table:style-name="ce82" table:formula="of:=[.D7]+[.I7]" office:value-type="currency" office:currency="PLN" office:value="2200.962" calcext:value-type="currency">
            <text:p>2 200,96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Miller</text:p>
          </table:table-cell>
          <table:table-cell table:style-name="ce63" office:value-type="string" calcext:value-type="string">
            <text:p>Urszula</text:p>
          </table:table-cell>
          <table:table-cell table:style-name="ce63" office:value-type="string" calcext:value-type="string">
            <text:p>Księgowy</text:p>
          </table:table-cell>
          <table:table-cell table:style-name="ce69" office:value-type="float" office:value="3601.44" calcext:value-type="float">
            <text:p>3 601 zł</text:p>
          </table:table-cell>
          <table:table-cell table:style-name="ce71" office:value-type="date" office:date-value="1969-05-28" calcext:value-type="date">
            <text:p>28.05.1969</text:p>
          </table:table-cell>
          <table:table-cell table:style-name="ce71" office:value-type="date" office:date-value="1989-06-20" calcext:value-type="date">
            <text:p>20.06.1989</text:p>
          </table:table-cell>
          <table:table-cell table:style-name="ce75" table:formula="of:=YEAR([.B$22])-YEAR([.E8])" office:value-type="float" office:value="48" calcext:value-type="float">
            <text:p>48</text:p>
          </table:table-cell>
          <table:table-cell table:style-name="ce77" table:formula="of:=YEAR([.B$22])-YEAR([.F8])" office:value-type="float" office:value="28" calcext:value-type="float">
            <text:p>28</text:p>
          </table:table-cell>
          <table:table-cell table:style-name="ce80" table:formula="of:=IF([.H8]&gt;25;0.15*[.D8];[.D11]*0)" office:value-type="currency" office:currency="PLN" office:value="540.216" calcext:value-type="currency">
            <text:p>540,22 zł</text:p>
          </table:table-cell>
          <table:table-cell table:style-name="ce82" table:formula="of:=[.D8]+[.I8]" office:value-type="currency" office:currency="PLN" office:value="4141.656" calcext:value-type="currency">
            <text:p>4 141,66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Ruda</text:p>
          </table:table-cell>
          <table:table-cell table:style-name="ce63" office:value-type="string" calcext:value-type="string">
            <text:p>Felicja</text:p>
          </table:table-cell>
          <table:table-cell table:style-name="ce63" office:value-type="string" calcext:value-type="string">
            <text:p>Asyst. Admin.</text:p>
          </table:table-cell>
          <table:table-cell table:style-name="ce69" office:value-type="float" office:value="2322.32" calcext:value-type="float">
            <text:p>2 322 zł</text:p>
          </table:table-cell>
          <table:table-cell table:style-name="ce71" office:value-type="date" office:date-value="1969-05-15" calcext:value-type="date">
            <text:p>15.05.1969</text:p>
          </table:table-cell>
          <table:table-cell table:style-name="ce71" office:value-type="date" office:date-value="1991-11-09" calcext:value-type="date">
            <text:p>9.11.1991</text:p>
          </table:table-cell>
          <table:table-cell table:style-name="ce75" table:formula="of:=YEAR([.B$22])-YEAR([.E9])" office:value-type="float" office:value="48" calcext:value-type="float">
            <text:p>48</text:p>
          </table:table-cell>
          <table:table-cell table:style-name="ce77" table:formula="of:=YEAR([.B$22])-YEAR([.F9])" office:value-type="float" office:value="26" calcext:value-type="float">
            <text:p>26</text:p>
          </table:table-cell>
          <table:table-cell table:style-name="ce80" table:formula="of:=IF([.H9]&gt;25;0.15*[.D9];[.D12]*0)" office:value-type="currency" office:currency="PLN" office:value="348.348" calcext:value-type="currency">
            <text:p>348,35 zł</text:p>
          </table:table-cell>
          <table:table-cell table:style-name="ce82" table:formula="of:=[.D9]+[.I9]" office:value-type="currency" office:currency="PLN" office:value="2670.668" calcext:value-type="currency">
            <text:p>2 670,67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Welicki</text:p>
          </table:table-cell>
          <table:table-cell table:style-name="ce63" office:value-type="string" calcext:value-type="string">
            <text:p>Jarek</text:p>
          </table:table-cell>
          <table:table-cell table:style-name="ce63" office:value-type="string" calcext:value-type="string">
            <text:p>Asyst. Admin.</text:p>
          </table:table-cell>
          <table:table-cell table:style-name="ce69" office:value-type="float" office:value="4312.32" calcext:value-type="float">
            <text:p>4 312 zł</text:p>
          </table:table-cell>
          <table:table-cell table:style-name="ce71" office:value-type="date" office:date-value="1969-09-12" calcext:value-type="date">
            <text:p>12.09.1969</text:p>
          </table:table-cell>
          <table:table-cell table:style-name="ce71" office:value-type="date" office:date-value="1981-10-18" calcext:value-type="date">
            <text:p>18.10.1981</text:p>
          </table:table-cell>
          <table:table-cell table:style-name="ce75" table:formula="of:=YEAR([.B$22])-YEAR([.E10])" office:value-type="float" office:value="48" calcext:value-type="float">
            <text:p>48</text:p>
          </table:table-cell>
          <table:table-cell table:style-name="ce77" table:formula="of:=YEAR([.B$22])-YEAR([.F10])" office:value-type="float" office:value="36" calcext:value-type="float">
            <text:p>36</text:p>
          </table:table-cell>
          <table:table-cell table:style-name="ce80" table:formula="of:=IF([.H10]&gt;25;0.15*[.D10];[.D13]*0)" office:value-type="currency" office:currency="PLN" office:value="646.848" calcext:value-type="currency">
            <text:p>646,85 zł</text:p>
          </table:table-cell>
          <table:table-cell table:style-name="ce82" table:formula="of:=[.D10]+[.I10]" office:value-type="currency" office:currency="PLN" office:value="4959.168" calcext:value-type="currency">
            <text:p>4 959,17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Kania</text:p>
          </table:table-cell>
          <table:table-cell table:style-name="ce63" office:value-type="string" calcext:value-type="string">
            <text:p>Sławek</text:p>
          </table:table-cell>
          <table:table-cell table:style-name="ce63" office:value-type="string" calcext:value-type="string">
            <text:p>Asyst. Projekt.</text:p>
          </table:table-cell>
          <table:table-cell table:style-name="ce69" office:value-type="float" office:value="3239.44" calcext:value-type="float">
            <text:p>3 239 zł</text:p>
          </table:table-cell>
          <table:table-cell table:style-name="ce71" office:value-type="date" office:date-value="1969-08-28" calcext:value-type="date">
            <text:p>28.08.1969</text:p>
          </table:table-cell>
          <table:table-cell table:style-name="ce71" office:value-type="date" office:date-value="1992-08-07" calcext:value-type="date">
            <text:p>7.08.1992</text:p>
          </table:table-cell>
          <table:table-cell table:style-name="ce75" table:formula="of:=YEAR([.B$22])-YEAR([.E11])" office:value-type="float" office:value="48" calcext:value-type="float">
            <text:p>48</text:p>
          </table:table-cell>
          <table:table-cell table:style-name="ce77" table:formula="of:=YEAR([.B$22])-YEAR([.F11])" office:value-type="float" office:value="25" calcext:value-type="float">
            <text:p>25</text:p>
          </table:table-cell>
          <table:table-cell table:style-name="ce80" table:formula="of:=IF([.H11]&gt;25;0.15*[.D11];[.D14]*0)" office:value-type="currency" office:currency="PLN" office:value="0" calcext:value-type="currency">
            <text:p>0,00 zł</text:p>
          </table:table-cell>
          <table:table-cell table:style-name="ce82" table:formula="of:=[.D11]+[.I11]" office:value-type="currency" office:currency="PLN" office:value="3239.44" calcext:value-type="currency">
            <text:p>3 239,44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Czowski</text:p>
          </table:table-cell>
          <table:table-cell table:style-name="ce63" office:value-type="string" calcext:value-type="string">
            <text:p>Robert</text:p>
          </table:table-cell>
          <table:table-cell table:style-name="ce63" office:value-type="string" calcext:value-type="string">
            <text:p>Asyst. Projekt.</text:p>
          </table:table-cell>
          <table:table-cell table:style-name="ce69" office:value-type="float" office:value="3239.44" calcext:value-type="float">
            <text:p>3 239 zł</text:p>
          </table:table-cell>
          <table:table-cell table:style-name="ce71" office:value-type="date" office:date-value="1969-05-04" calcext:value-type="date">
            <text:p>4.05.1969</text:p>
          </table:table-cell>
          <table:table-cell table:style-name="ce71" office:value-type="date" office:date-value="1991-11-17" calcext:value-type="date">
            <text:p>17.11.1991</text:p>
          </table:table-cell>
          <table:table-cell table:style-name="ce75" table:formula="of:=YEAR([.B$22])-YEAR([.E12])" office:value-type="float" office:value="48" calcext:value-type="float">
            <text:p>48</text:p>
          </table:table-cell>
          <table:table-cell table:style-name="ce77" table:formula="of:=YEAR([.B$22])-YEAR([.F12])" office:value-type="float" office:value="26" calcext:value-type="float">
            <text:p>26</text:p>
          </table:table-cell>
          <table:table-cell table:style-name="ce80" table:formula="of:=IF([.H12]&gt;25;0.15*[.D12];[.D15]*0)" office:value-type="currency" office:currency="PLN" office:value="485.916" calcext:value-type="currency">
            <text:p>485,92 zł</text:p>
          </table:table-cell>
          <table:table-cell table:style-name="ce82" table:formula="of:=[.D12]+[.I12]" office:value-type="currency" office:currency="PLN" office:value="3725.356" calcext:value-type="currency">
            <text:p>3 725,36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Lin</text:p>
          </table:table-cell>
          <table:table-cell table:style-name="ce63" office:value-type="string" calcext:value-type="string">
            <text:p>Michał</text:p>
          </table:table-cell>
          <table:table-cell table:style-name="ce63" office:value-type="string" calcext:value-type="string">
            <text:p>Inżynier informatyk</text:p>
          </table:table-cell>
          <table:table-cell table:style-name="ce69" office:value-type="float" office:value="5480.4" calcext:value-type="float">
            <text:p>5 480 zł</text:p>
          </table:table-cell>
          <table:table-cell table:style-name="ce71" office:value-type="date" office:date-value="1968-09-01" calcext:value-type="date">
            <text:p>1.09.1968</text:p>
          </table:table-cell>
          <table:table-cell table:style-name="ce71" office:value-type="date" office:date-value="1990-07-08" calcext:value-type="date">
            <text:p>8.07.1990</text:p>
          </table:table-cell>
          <table:table-cell table:style-name="ce75" table:formula="of:=YEAR([.B$22])-YEAR([.E13])" office:value-type="float" office:value="49" calcext:value-type="float">
            <text:p>49</text:p>
          </table:table-cell>
          <table:table-cell table:style-name="ce77" table:formula="of:=YEAR([.B$22])-YEAR([.F13])" office:value-type="float" office:value="27" calcext:value-type="float">
            <text:p>27</text:p>
          </table:table-cell>
          <table:table-cell table:style-name="ce80" table:formula="of:=IF([.H13]&gt;25;0.15*[.D13];[.D16]*0)" office:value-type="currency" office:currency="PLN" office:value="822.06" calcext:value-type="currency">
            <text:p>822,06 zł</text:p>
          </table:table-cell>
          <table:table-cell table:style-name="ce82" table:formula="of:=[.D13]+[.I13]" office:value-type="currency" office:currency="PLN" office:value="6302.46" calcext:value-type="currency">
            <text:p>6 302,46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Alkowski</text:p>
          </table:table-cell>
          <table:table-cell table:style-name="ce63" office:value-type="string" calcext:value-type="string">
            <text:p>Dariusz</text:p>
          </table:table-cell>
          <table:table-cell table:style-name="ce63" office:value-type="string" calcext:value-type="string">
            <text:p>Asyst. Tech.</text:p>
          </table:table-cell>
          <table:table-cell table:style-name="ce69" office:value-type="float" office:value="2303.6" calcext:value-type="float">
            <text:p>2 304 zł</text:p>
          </table:table-cell>
          <table:table-cell table:style-name="ce71" office:value-type="date" office:date-value="1965-08-17" calcext:value-type="date">
            <text:p>17.08.1965</text:p>
          </table:table-cell>
          <table:table-cell table:style-name="ce71" office:value-type="date" office:date-value="1989-03-04" calcext:value-type="date">
            <text:p>4.03.1989</text:p>
          </table:table-cell>
          <table:table-cell table:style-name="ce75" table:formula="of:=YEAR([.B$22])-YEAR([.E14])" office:value-type="float" office:value="52" calcext:value-type="float">
            <text:p>52</text:p>
          </table:table-cell>
          <table:table-cell table:style-name="ce77" table:formula="of:=YEAR([.B$22])-YEAR([.F14])" office:value-type="float" office:value="28" calcext:value-type="float">
            <text:p>28</text:p>
          </table:table-cell>
          <table:table-cell table:style-name="ce80" table:formula="of:=IF([.H14]&gt;25;0.15*[.D14];[.D17]*0)" office:value-type="currency" office:currency="PLN" office:value="345.54" calcext:value-type="currency">
            <text:p>345,54 zł</text:p>
          </table:table-cell>
          <table:table-cell table:style-name="ce82" table:formula="of:=[.D14]+[.I14]" office:value-type="currency" office:currency="PLN" office:value="2649.14" calcext:value-type="currency">
            <text:p>2 649,14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Martin</text:p>
          </table:table-cell>
          <table:table-cell table:style-name="ce63" office:value-type="string" calcext:value-type="string">
            <text:p>Sara</text:p>
          </table:table-cell>
          <table:table-cell table:style-name="ce63" office:value-type="string" calcext:value-type="string">
            <text:p>Sprzedawca</text:p>
          </table:table-cell>
          <table:table-cell table:style-name="ce69" office:value-type="float" office:value="2189.2" calcext:value-type="float">
            <text:p>2 189 zł</text:p>
          </table:table-cell>
          <table:table-cell table:style-name="ce71" office:value-type="date" office:date-value="1964-05-19" calcext:value-type="date">
            <text:p>19.05.1964</text:p>
          </table:table-cell>
          <table:table-cell table:style-name="ce71" office:value-type="date" office:date-value="1993-01-01" calcext:value-type="date">
            <text:p>1.01.1993</text:p>
          </table:table-cell>
          <table:table-cell table:style-name="ce75" table:formula="of:=YEAR([.B$22])-YEAR([.E15])" office:value-type="float" office:value="53" calcext:value-type="float">
            <text:p>53</text:p>
          </table:table-cell>
          <table:table-cell table:style-name="ce77" table:formula="of:=YEAR([.B$22])-YEAR([.F15])" office:value-type="float" office:value="24" calcext:value-type="float">
            <text:p>24</text:p>
          </table:table-cell>
          <table:table-cell table:style-name="ce80" table:formula="of:=IF([.H15]&gt;25;0.15*[.D15];[.D18]*0)" office:value-type="currency" office:currency="PLN" office:value="0" calcext:value-type="currency">
            <text:p>0,00 zł</text:p>
          </table:table-cell>
          <table:table-cell table:style-name="ce82" table:formula="of:=[.D15]+[.I15]" office:value-type="currency" office:currency="PLN" office:value="2189.2" calcext:value-type="currency">
            <text:p>2 189,20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Miller</text:p>
          </table:table-cell>
          <table:table-cell table:style-name="ce63" office:value-type="string" calcext:value-type="string">
            <text:p>Janina</text:p>
          </table:table-cell>
          <table:table-cell table:style-name="ce63" office:value-type="string" calcext:value-type="string">
            <text:p>Sprzedawca</text:p>
          </table:table-cell>
          <table:table-cell table:style-name="ce69" office:value-type="float" office:value="3901.44" calcext:value-type="float">
            <text:p>3 901 zł</text:p>
          </table:table-cell>
          <table:table-cell table:style-name="ce71" office:value-type="date" office:date-value="1964-09-01" calcext:value-type="date">
            <text:p>1.09.1964</text:p>
          </table:table-cell>
          <table:table-cell table:style-name="ce71" office:value-type="date" office:date-value="1981-10-26" calcext:value-type="date">
            <text:p>26.10.1981</text:p>
          </table:table-cell>
          <table:table-cell table:style-name="ce75" table:formula="of:=YEAR([.B$22])-YEAR([.E16])" office:value-type="float" office:value="53" calcext:value-type="float">
            <text:p>53</text:p>
          </table:table-cell>
          <table:table-cell table:style-name="ce77" table:formula="of:=YEAR([.B$22])-YEAR([.F16])" office:value-type="float" office:value="36" calcext:value-type="float">
            <text:p>36</text:p>
          </table:table-cell>
          <table:table-cell table:style-name="ce80" table:formula="of:=IF([.H16]&gt;25;0.15*[.D16];[.D19]*0)" office:value-type="currency" office:currency="PLN" office:value="585.216" calcext:value-type="currency">
            <text:p>585,22 zł</text:p>
          </table:table-cell>
          <table:table-cell table:style-name="ce82" table:formula="of:=[.D16]+[.I16]" office:value-type="currency" office:currency="PLN" office:value="4486.656" calcext:value-type="currency">
            <text:p>4 486,66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Leski</text:p>
          </table:table-cell>
          <table:table-cell table:style-name="ce63" office:value-type="string" calcext:value-type="string">
            <text:p>Eryk</text:p>
          </table:table-cell>
          <table:table-cell table:style-name="ce63" office:value-type="string" calcext:value-type="string">
            <text:p>Analityk</text:p>
          </table:table-cell>
          <table:table-cell table:style-name="ce69" office:value-type="float" office:value="7895.52" calcext:value-type="float">
            <text:p>7 896 zł</text:p>
          </table:table-cell>
          <table:table-cell table:style-name="ce71" office:value-type="date" office:date-value="1962-09-16" calcext:value-type="date">
            <text:p>16.09.1962</text:p>
          </table:table-cell>
          <table:table-cell table:style-name="ce71" office:value-type="date" office:date-value="1987-11-06" calcext:value-type="date">
            <text:p>6.11.1987</text:p>
          </table:table-cell>
          <table:table-cell table:style-name="ce75" table:formula="of:=YEAR([.B$22])-YEAR([.E17])" office:value-type="float" office:value="55" calcext:value-type="float">
            <text:p>55</text:p>
          </table:table-cell>
          <table:table-cell table:style-name="ce77" table:formula="of:=YEAR([.B$22])-YEAR([.F17])" office:value-type="float" office:value="30" calcext:value-type="float">
            <text:p>30</text:p>
          </table:table-cell>
          <table:table-cell table:style-name="ce80" table:formula="of:=IF([.H17]&gt;25;0.15*[.D17];[.D20]*0)" office:value-type="currency" office:currency="PLN" office:value="1184.328" calcext:value-type="currency">
            <text:p>1 184,33 zł</text:p>
          </table:table-cell>
          <table:table-cell table:style-name="ce82" table:formula="of:=[.D17]+[.I17]" office:value-type="currency" office:currency="PLN" office:value="9079.848" calcext:value-type="currency">
            <text:p>9 079,85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Abramowicz</text:p>
          </table:table-cell>
          <table:table-cell table:style-name="ce63" office:value-type="string" calcext:value-type="string">
            <text:p>Bolek</text:p>
          </table:table-cell>
          <table:table-cell table:style-name="ce63" office:value-type="string" calcext:value-type="string">
            <text:p>Asyst. Admin.</text:p>
          </table:table-cell>
          <table:table-cell table:style-name="ce69" office:value-type="float" office:value="4479.5" calcext:value-type="float">
            <text:p>4 480 zł</text:p>
          </table:table-cell>
          <table:table-cell table:style-name="ce71" office:value-type="date" office:date-value="1961-10-14" calcext:value-type="date">
            <text:p>14.10.1961</text:p>
          </table:table-cell>
          <table:table-cell table:style-name="ce71" office:value-type="date" office:date-value="1990-12-16" calcext:value-type="date">
            <text:p>16.12.1990</text:p>
          </table:table-cell>
          <table:table-cell table:style-name="ce75" table:formula="of:=YEAR([.B$22])-YEAR([.E18])" office:value-type="float" office:value="56" calcext:value-type="float">
            <text:p>56</text:p>
          </table:table-cell>
          <table:table-cell table:style-name="ce77" table:formula="of:=YEAR([.B$22])-YEAR([.F18])" office:value-type="float" office:value="27" calcext:value-type="float">
            <text:p>27</text:p>
          </table:table-cell>
          <table:table-cell table:style-name="ce80" table:formula="of:=IF([.H18]&gt;25;0.15*[.D18];[.D21]*0)" office:value-type="currency" office:currency="PLN" office:value="671.925" calcext:value-type="currency">
            <text:p>671,93 zł</text:p>
          </table:table-cell>
          <table:table-cell table:style-name="ce82" table:formula="of:=[.D18]+[.I18]" office:value-type="currency" office:currency="PLN" office:value="5151.425" calcext:value-type="currency">
            <text:p>5 151,43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Baton</text:p>
          </table:table-cell>
          <table:table-cell table:style-name="ce63" office:value-type="string" calcext:value-type="string">
            <text:p>Ilona</text:p>
          </table:table-cell>
          <table:table-cell table:style-name="ce63" office:value-type="string" calcext:value-type="string">
            <text:p>Projektant</text:p>
          </table:table-cell>
          <table:table-cell table:style-name="ce69" office:value-type="float" office:value="5859.25" calcext:value-type="float">
            <text:p>5 859 zł</text:p>
          </table:table-cell>
          <table:table-cell table:style-name="ce71" office:value-type="date" office:date-value="1954-10-03" calcext:value-type="date">
            <text:p>3.10.1954</text:p>
          </table:table-cell>
          <table:table-cell table:style-name="ce71" office:value-type="date" office:date-value="1990-12-24" calcext:value-type="date">
            <text:p>24.12.1990</text:p>
          </table:table-cell>
          <table:table-cell table:style-name="ce75" table:formula="of:=YEAR([.B$22])-YEAR([.E19])" office:value-type="float" office:value="63" calcext:value-type="float">
            <text:p>63</text:p>
          </table:table-cell>
          <table:table-cell table:style-name="ce77" table:formula="of:=YEAR([.B$22])-YEAR([.F19])" office:value-type="float" office:value="27" calcext:value-type="float">
            <text:p>27</text:p>
          </table:table-cell>
          <table:table-cell table:style-name="ce80" table:formula="of:=IF([.H19]&gt;25;0.15*[.D19];[.D22]*0)" office:value-type="currency" office:currency="PLN" office:value="878.8875" calcext:value-type="currency">
            <text:p>878,89 zł</text:p>
          </table:table-cell>
          <table:table-cell table:style-name="ce82" table:formula="of:=[.D19]+[.I19]" office:value-type="currency" office:currency="PLN" office:value="6738.1375" calcext:value-type="currency">
            <text:p>6 738,14 zł</text:p>
          </table:table-cell>
          <table:table-cell table:number-columns-repeated="1014"/>
        </table:table-row>
        <table:table-row table:style-name="ro7">
          <table:table-cell table:style-name="ce63" office:value-type="string" calcext:value-type="string">
            <text:p>Goldberg</text:p>
          </table:table-cell>
          <table:table-cell table:style-name="ce63" office:value-type="string" calcext:value-type="string">
            <text:p>Maria</text:p>
          </table:table-cell>
          <table:table-cell table:style-name="ce63" office:value-type="string" calcext:value-type="string">
            <text:p>Sprzedawca</text:p>
          </table:table-cell>
          <table:table-cell table:style-name="ce69" office:value-type="float" office:value="3488.75" calcext:value-type="float">
            <text:p>3 489 zł</text:p>
          </table:table-cell>
          <table:table-cell table:style-name="ce71" office:value-type="date" office:date-value="1950-10-18" calcext:value-type="date">
            <text:p>18.10.1950</text:p>
          </table:table-cell>
          <table:table-cell table:style-name="ce71" office:value-type="date" office:date-value="1984-12-18" calcext:value-type="date">
            <text:p>18.12.1984</text:p>
          </table:table-cell>
          <table:table-cell table:style-name="ce75" table:formula="of:=YEAR([.B$22])-YEAR([.E20])" office:value-type="float" office:value="67" calcext:value-type="float">
            <text:p>67</text:p>
          </table:table-cell>
          <table:table-cell table:style-name="ce77" table:formula="of:=YEAR([.B$22])-YEAR([.F20])" office:value-type="float" office:value="33" calcext:value-type="float">
            <text:p>33</text:p>
          </table:table-cell>
          <table:table-cell table:style-name="ce80" table:formula="of:=IF([.H20]&gt;25;0.15*[.D20];[.D23]*0)" office:value-type="currency" office:currency="PLN" office:value="523.3125" calcext:value-type="currency">
            <text:p>523,31 zł</text:p>
          </table:table-cell>
          <table:table-cell table:style-name="ce82" table:formula="of:=[.D20]+[.I20]" office:value-type="currency" office:currency="PLN" office:value="4012.0625" calcext:value-type="currency">
            <text:p>4 012,06 zł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8">
          <table:table-cell table:style-name="ce64" office:value-type="string" calcext:value-type="string">
            <text:p>Data dzisiejsza</text:p>
          </table:table-cell>
          <table:table-cell table:style-name="ce65" table:formula="of:=NOW()" office:value-type="date" office:date-value="2017-04-05T12:47:41.070036" calcext:value-type="date">
            <text:p>5.04.2017</text:p>
          </table:table-cell>
          <table:table-cell>
            <draw:custom-shape table:end-cell-address="JEŻELI6.K26" table:end-x="2.13mm" table:end-y="1.83mm" draw:z-index="0" draw:name="Prostokąt 1" draw:style-name="gr7" draw:text-style-name="P4" svg:width="200.32mm" svg:height="16.77mm" svg:x="7.7mm" svg:y="3.71mm">
              <text:p text:style-name="P3"><text:span text:style-name="T4">Wstaw formuły liczące wiek i staż pracy.</text:span></text:p>
              <text:p text:style-name="P3"><text:span text:style-name="T4">Skonstruuj formułę, która przyzna 15% premii pracownikom, którzy przepracowali więcej niż 25 lat.</text:span></text:p>
              <text:p text:style-name="P3"><text:span text:style-name="T4">Wykorzystaj funkcje: JEŻELI, ROK, TERAZ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7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GS_Total" table:base-cell-address="$JEŻELI1.$A$1" table:cell-range-address="#REF!"/>
        <table:named-range table:name="COGS_Total_6" table:base-cell-address="$JEŻELI1.$A$1" table:cell-range-address="#REF!"/>
        <table:named-expression table:name="DB_razem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23:.$O$23]"/>
        <table:named-range table:name="do_lat_10" table:base-cell-address="$JEŻELI1.$A$1" table:cell-range-address="#REF!"/>
        <table:named-range table:name="EXP_Total" table:base-cell-address="$JEŻELI1.$A$1" table:cell-range-address="#REF!"/>
        <table:named-range table:name="EXP_Total_6" table:base-cell-address="$JEŻELI1.$A$1" table:cell-range-address="#REF!"/>
        <table:named-range table:name="Gross_Profit" table:base-cell-address="$JEŻELI1.$A$1" table:cell-range-address="#REF!"/>
        <table:named-range table:name="Gross_Profit_6" table:base-cell-address="$JEŻELI1.$A$1" table:cell-range-address="#REF!"/>
        <table:named-range table:name="GR_Total" table:base-cell-address="$JEŻELI1.$A$1" table:cell-range-address="#REF!"/>
        <table:named-range table:name="GR_Total_6" table:base-cell-address="$JEŻELI1.$A$1" table:cell-range-address="#REF!"/>
        <table:named-range table:name="Ilość_rat_w_roku" table:base-cell-address="$JEŻELI1.$A$1" table:cell-range-address="#REF!"/>
        <table:named-expression table:name="Koszty_razem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29:.$O$29]"/>
        <table:named-range table:name="lata_pracy" table:base-cell-address="$JEŻELI1.$A$1" table:cell-range-address="#REF!"/>
        <table:named-range table:name="Okres_spłaty_w_latach" table:base-cell-address="$JEŻELI1.$A$1" table:cell-range-address="#REF!"/>
        <table:named-range table:name="Operating_Income" table:base-cell-address="$JEŻELI1.$A$1" table:cell-range-address="#REF!"/>
        <table:named-range table:name="Operating_Income_6" table:base-cell-address="$JEŻELI1.$A$1" table:cell-range-address="#REF!"/>
        <table:named-range table:name="Oprocentowanie_roczne" table:base-cell-address="$JEŻELI1.$A$1" table:cell-range-address="#REF!"/>
        <table:named-range table:name="powyzej_10" table:base-cell-address="$JEŻELI1.$A$1" table:cell-range-address="#REF!"/>
        <table:named-range table:name="Wartość_kredytu" table:base-cell-address="$JEŻELI1.$A$1" table:cell-range-address="#REF!"/>
        <table:named-expression table:name="Wydatki_razem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43:.$O$43]"/>
        <table:named-range table:name="wynagrodzenie_netto" table:base-cell-address="$JEŻELI1.$A$1" table:cell-range-address="#REF!"/>
        <table:named-expression table:name="Zysk_brutto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30:.$O$30]"/>
        <table:named-expression table:name="Zysk_netto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44:.$O$4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loext:min-decimal-places="0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_5b_0_5d_" style:display-name="Comma [0]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5f_Jezeli" style:display-name="Heading_Jezeli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Normal_5f_INV961" style:display-name="Normal_INV9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" fo:font-family="'MS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usental_5f_Resultat_20_96" style:display-name="Tusental_Resultat 9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Valuta_5f_Resultat_20_96" style:display-name="Valuta_Resultat 96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EŻELI1" style:display-name="PageStyle_JEŻELI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2" style:display-name="PageStyle_JEŻELI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3" style:display-name="PageStyle_JEŻELI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4" style:display-name="PageStyle_JEŻELI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5" style:display-name="PageStyle_JEŻELI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JEŻELI6" style:display-name="PageStyle_JEŻELI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2:47:43.714930032</dc:date>
    <meta:editing-cycles>12</meta:editing-cycles>
    <meta:editing-duration>PT19M53S</meta:editing-duration>
    <meta:generator>LibreOffice/5.2.5.1$Linux_X86_64 LibreOffice_project/20m0$Build-1</meta:generator>
    <meta:document-statistic meta:table-count="6" meta:cell-count="607" meta:object-count="7"/>
  </office:meta>
</office:document-meta>
</file>